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Root MARP</text:p>
          </table:table-cell>
          <table:table-cell office:value-type="string" calcext:value-type="string">
            <text:p>X_Mirror</text:p>
          </table:table-cell>
          <table:table-cell office:value-type="string" calcext:value-type="string">
            <text:p>X_MA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delity</text:p>
          </table:table-cell>
          <table:table-cell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969459" calcext:value-type="float">
            <text:p>0.0969459</text:p>
          </table:table-cell>
          <table:table-cell table:formula="of:=SQRT([.A2])" office:value-type="float" office:value="0.524404424085076" calcext:value-type="float">
            <text:p>0.524404424085076</text:p>
          </table:table-cell>
          <table:table-cell table:formula="of:=[.B2]^(1-[.$C2])" office:value-type="float" office:value="0.329608109701896" calcext:value-type="float">
            <text:p>0.329608109701896</text:p>
          </table:table-cell>
          <table:table-cell table:formula="of:=-[.$A2]^6+(1/4)*[.$A2]^5-3*[.$A2]^4+4*[.$A2]^3-3*[.$A2]^2+(7/8)*[.$A2]" office:value-type="float" office:value="0.0806057790527344" calcext:value-type="float">
            <text:p>0.0806057790527344</text:p>
          </table:table-cell>
          <table:table-cell table:formula="of:=[.D2]+[.E2]-0.0263197950537677" office:value-type="float" office:value="0.383894093700863" calcext:value-type="float">
            <text:p>0.383894093700863</text:p>
          </table:table-cell>
          <table:table-cell table:formula="of:=IF([.F2]&gt;0;IF([.F2]&gt;1; 1; [.F2]^(1/(1-[.$C2])));0)" office:value-type="float" office:value="0.133583191108923" calcext:value-type="float">
            <text:p>0.133583191108923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160161" calcext:value-type="float">
            <text:p>0.0160161</text:p>
          </table:table-cell>
          <table:table-cell table:formula="of:=SQRT([.A3])" office:value-type="float" office:value="0.774596669241483" calcext:value-type="float">
            <text:p>0.774596669241483</text:p>
          </table:table-cell>
          <table:table-cell table:formula="of:=[.B3]^(1-[.$C3])" office:value-type="float" office:value="0.393823036284113" calcext:value-type="float">
            <text:p>0.393823036284113</text:p>
          </table:table-cell>
          <table:table-cell table:formula="of:=-[.$A3]^6+(1/4)*[.$A3]^5-3*[.$A3]^4+4*[.$A3]^3-3*[.$A3]^2+(7/8)*[.$A3]" office:value-type="float" office:value="-0.0137040000000002" calcext:value-type="float">
            <text:p>-0.0137040000000002</text:p>
          </table:table-cell>
          <table:table-cell table:formula="of:=[.D3]+[.E3]-0.0263197950537677" office:value-type="float" office:value="0.353799241230345" calcext:value-type="float">
            <text:p>0.353799241230345</text:p>
          </table:table-cell>
          <table:table-cell table:formula="of:=IF([.F3]&gt;0;IF([.F3]&gt;1; 1; [.F3]^(1/(1-[.$C3])));0)" office:value-type="float" office:value="0.0099555150162405" calcext:value-type="float">
            <text:p>0.0099555150162405</text:p>
          </table:table-cell>
          <table:table-cell table:style-name="ce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88452" calcext:value-type="float">
            <text:p>0.788452</text:p>
          </table:table-cell>
          <table:table-cell table:formula="of:=SQRT([.A4])" office:value-type="float" office:value="0.316227766016838" calcext:value-type="float">
            <text:p>0.316227766016838</text:p>
          </table:table-cell>
          <table:table-cell table:formula="of:=[.B4]^(1-[.$C4])" office:value-type="float" office:value="0.84999777394893" calcext:value-type="float">
            <text:p>0.84999777394893</text:p>
          </table:table-cell>
          <table:table-cell table:formula="of:=-[.$A4]^6+(1/4)*[.$A4]^5-3*[.$A4]^4+4*[.$A4]^3-3*[.$A4]^2+(7/8)*[.$A4]" office:value-type="float" office:value="0.0612035" calcext:value-type="float">
            <text:p>0.0612035</text:p>
          </table:table-cell>
          <table:table-cell table:formula="of:=[.D4]+[.E4]-0.0263197950537677" office:value-type="float" office:value="0.884881478895162" calcext:value-type="float">
            <text:p>0.884881478895162</text:p>
          </table:table-cell>
          <table:table-cell table:formula="of:=IF([.F4]&gt;0;IF([.F4]&gt;1; 1; [.F4]^(1/(1-[.$C4])));0)" office:value-type="float" office:value="0.836220439066832" calcext:value-type="float">
            <text:p>0.836220439066832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152027" calcext:value-type="float">
            <text:p>0.00152027</text:p>
          </table:table-cell>
          <table:table-cell table:formula="of:=SQRT([.A5])" office:value-type="float" office:value="0.741619848709566" calcext:value-type="float">
            <text:p>0.741619848709566</text:p>
          </table:table-cell>
          <table:table-cell table:formula="of:=[.B5]^(1-[.$C5])" office:value-type="float" office:value="0.187009750459022" calcext:value-type="float">
            <text:p>0.187009750459022</text:p>
          </table:table-cell>
          <table:table-cell table:formula="of:=-[.$A5]^6+(1/4)*[.$A5]^5-3*[.$A5]^4+4*[.$A5]^3-3*[.$A5]^2+(7/8)*[.$A5]" office:value-type="float" office:value="0.004994" calcext:value-type="float">
            <text:p>0.004994</text:p>
          </table:table-cell>
          <table:table-cell table:formula="of:=[.D5]+[.E5]-0.0263197950537677" office:value-type="float" office:value="0.165683955405254" calcext:value-type="float">
            <text:p>0.165683955405254</text:p>
          </table:table-cell>
          <table:table-cell table:formula="of:=IF([.F5]&gt;0;IF([.F5]&gt;1; 1; [.F5]^(1/(1-[.$C5])));0)" office:value-type="float" office:value="0.000951497009366308" calcext:value-type="float">
            <text:p>0.000951497009366308</text:p>
          </table:table-cell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306373" calcext:value-type="float">
            <text:p>0.0306373</text:p>
          </table:table-cell>
          <table:table-cell table:formula="of:=SQRT([.A6])" office:value-type="float" office:value="0.632455532033676" calcext:value-type="float">
            <text:p>0.632455532033676</text:p>
          </table:table-cell>
          <table:table-cell table:formula="of:=[.B6]^(1-[.$C6])" office:value-type="float" office:value="0.277734442788082" calcext:value-type="float">
            <text:p>0.277734442788082</text:p>
          </table:table-cell>
          <table:table-cell table:formula="of:=-[.$A6]^6+(1/4)*[.$A6]^5-3*[.$A6]^4+4*[.$A6]^3-3*[.$A6]^2+(7/8)*[.$A6]" office:value-type="float" office:value="0.055856" calcext:value-type="float">
            <text:p>0.055856</text:p>
          </table:table-cell>
          <table:table-cell table:formula="of:=[.D6]+[.E6]-0.0263197950537677" office:value-type="float" office:value="0.307270647734314" calcext:value-type="float">
            <text:p>0.307270647734314</text:p>
          </table:table-cell>
          <table:table-cell table:formula="of:=IF([.F6]&gt;0;IF([.F6]&gt;1; 1; [.F6]^(1/(1-[.$C6])));0)" office:value-type="float" office:value="0.0403337165795377" calcext:value-type="float">
            <text:p>0.0403337165795377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0000296626" calcext:value-type="float">
            <text:p>2.97E-09</text:p>
          </table:table-cell>
          <table:table-cell table:formula="of:=SQRT([.A7])" office:value-type="float" office:value="0.741619848709566" calcext:value-type="float">
            <text:p>0.741619848709566</text:p>
          </table:table-cell>
          <table:table-cell table:formula="of:=[.B7]^(1-[.$C7])" office:value-type="float" office:value="0.00626019882773201" calcext:value-type="float">
            <text:p>0.00626019882773201</text:p>
          </table:table-cell>
          <table:table-cell table:formula="of:=-[.$A7]^6+(1/4)*[.$A7]^5-3*[.$A7]^4+4*[.$A7]^3-3*[.$A7]^2+(7/8)*[.$A7]" office:value-type="float" office:value="0.004994" calcext:value-type="float">
            <text:p>0.004994</text:p>
          </table:table-cell>
          <table:table-cell table:formula="of:=[.D7]+[.E7]-0.0263197950537677" office:value-type="float" office:value="-0.0150655962260357" calcext:value-type="float">
            <text:p>-0.0150655962260357</text:p>
          </table:table-cell>
          <table:table-cell table:formula="of:=IF([.F7]&gt;0;IF([.F7]&gt;1; 1; [.F7]^(1/(1-[.$C7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974284" calcext:value-type="float">
            <text:p>0.000974284</text:p>
          </table:table-cell>
          <table:table-cell table:formula="of:=SQRT([.A8])" office:value-type="float" office:value="0.806225774829855" calcext:value-type="float">
            <text:p>0.806225774829855</text:p>
          </table:table-cell>
          <table:table-cell table:formula="of:=[.B8]^(1-[.$C8])" office:value-type="float" office:value="0.260906488467516" calcext:value-type="float">
            <text:p>0.260906488467516</text:p>
          </table:table-cell>
          <table:table-cell table:formula="of:=-[.$A8]^6+(1/4)*[.$A8]^5-3*[.$A8]^4+4*[.$A8]^3-3*[.$A8]^2+(7/8)*[.$A8]" office:value-type="float" office:value="-0.0313425937500001" calcext:value-type="float">
            <text:p>-0.0313425937500001</text:p>
          </table:table-cell>
          <table:table-cell table:formula="of:=[.D8]+[.E8]-0.0263197950537677" office:value-type="float" office:value="0.203244099663748" calcext:value-type="float">
            <text:p>0.203244099663748</text:p>
          </table:table-cell>
          <table:table-cell table:formula="of:=IF([.F8]&gt;0;IF([.F8]&gt;1; 1; [.F8]^(1/(1-[.$C8])));0)" office:value-type="float" office:value="0.000268488832633662" calcext:value-type="float">
            <text:p>0.000268488832633662</text:p>
          </table:table-cell>
          <table:table-cell table:style-name="ce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562644" calcext:value-type="float">
            <text:p>0.0562644</text:p>
          </table:table-cell>
          <table:table-cell table:formula="of:=SQRT([.A9])" office:value-type="float" office:value="0.547722557505166" calcext:value-type="float">
            <text:p>0.547722557505166</text:p>
          </table:table-cell>
          <table:table-cell table:formula="of:=[.B9]^(1-[.$C9])" office:value-type="float" office:value="0.272119015135981" calcext:value-type="float">
            <text:p>0.272119015135981</text:p>
          </table:table-cell>
          <table:table-cell table:formula="of:=-[.$A9]^6+(1/4)*[.$A9]^5-3*[.$A9]^4+4*[.$A9]^3-3*[.$A9]^2+(7/8)*[.$A9]" office:value-type="float" office:value="0.0775365" calcext:value-type="float">
            <text:p>0.0775365</text:p>
          </table:table-cell>
          <table:table-cell table:formula="of:=[.D9]+[.E9]-0.0263197950537677" office:value-type="float" office:value="0.323335720082214" calcext:value-type="float">
            <text:p>0.323335720082214</text:p>
          </table:table-cell>
          <table:table-cell table:formula="of:=IF([.F9]&gt;0;IF([.F9]&gt;1; 1; [.F9]^(1/(1-[.$C9])));0)" office:value-type="float" office:value="0.0823812726781839" calcext:value-type="float">
            <text:p>0.0823812726781839</text:p>
          </table:table-cell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28586" calcext:value-type="float">
            <text:p>0.0128586</text:p>
          </table:table-cell>
          <table:table-cell table:formula="of:=SQRT([.A10])" office:value-type="float" office:value="0.689202437604511" calcext:value-type="float">
            <text:p>0.689202437604511</text:p>
          </table:table-cell>
          <table:table-cell table:formula="of:=[.B10]^(1-[.$C10])" office:value-type="float" office:value="0.258429452116674" calcext:value-type="float">
            <text:p>0.258429452116674</text:p>
          </table:table-cell>
          <table:table-cell table:formula="of:=-[.$A10]^6+(1/4)*[.$A10]^5-3*[.$A10]^4+4*[.$A10]^3-3*[.$A10]^2+(7/8)*[.$A10]" office:value-type="float" office:value="0.0322485524902343" calcext:value-type="float">
            <text:p>0.0322485524902343</text:p>
          </table:table-cell>
          <table:table-cell table:formula="of:=[.D10]+[.E10]-0.0263197950537677" office:value-type="float" office:value="0.264358209553141" calcext:value-type="float">
            <text:p>0.264358209553141</text:p>
          </table:table-cell>
          <table:table-cell table:formula="of:=IF([.F10]&gt;0;IF([.F10]&gt;1; 1; [.F10]^(1/(1-[.$C10])));0)" office:value-type="float" office:value="0.0138321248332223" calcext:value-type="float">
            <text:p>0.0138321248332223</text:p>
          </table:table-cell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679253" calcext:value-type="float">
            <text:p>0.0679253</text:p>
          </table:table-cell>
          <table:table-cell table:formula="of:=SQRT([.A11])" office:value-type="float" office:value="0.591607978309962" calcext:value-type="float">
            <text:p>0.591607978309962</text:p>
          </table:table-cell>
          <table:table-cell table:formula="of:=[.B11]^(1-[.$C11])" office:value-type="float" office:value="0.333434865444406" calcext:value-type="float">
            <text:p>0.333434865444406</text:p>
          </table:table-cell>
          <table:table-cell table:formula="of:=-[.$A11]^6+(1/4)*[.$A11]^5-3*[.$A11]^4+4*[.$A11]^3-3*[.$A11]^2+(7/8)*[.$A11]" office:value-type="float" office:value="0.0683825625" calcext:value-type="float">
            <text:p>0.0683825625</text:p>
          </table:table-cell>
          <table:table-cell table:formula="of:=[.D11]+[.E11]-0.0263197950537677" office:value-type="float" office:value="0.375497632890639" calcext:value-type="float">
            <text:p>0.375497632890639</text:p>
          </table:table-cell>
          <table:table-cell table:formula="of:=IF([.F11]&gt;0;IF([.F11]&gt;1; 1; [.F11]^(1/(1-[.$C11])));0)" office:value-type="float" office:value="0.0908597280895505" calcext:value-type="float">
            <text:p>0.0908597280895505</text:p>
          </table:table-cell>
          <table:table-cell table:style-name="ce3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16708" calcext:value-type="float">
            <text:p>0.16708</text:p>
          </table:table-cell>
          <table:table-cell table:formula="of:=SQRT([.A12])" office:value-type="float" office:value="0.474341649025257" calcext:value-type="float">
            <text:p>0.474341649025257</text:p>
          </table:table-cell>
          <table:table-cell table:formula="of:=[.B12]^(1-[.$C12])" office:value-type="float" office:value="0.390412538045259" calcext:value-type="float">
            <text:p>0.390412538045259</text:p>
          </table:table-cell>
          <table:table-cell table:formula="of:=-[.$A12]^6+(1/4)*[.$A12]^5-3*[.$A12]^4+4*[.$A12]^3-3*[.$A12]^2+(7/8)*[.$A12]" office:value-type="float" office:value="0.0831477370605469" calcext:value-type="float">
            <text:p>0.0831477370605469</text:p>
          </table:table-cell>
          <table:table-cell table:formula="of:=[.D12]+[.E12]-0.0263197950537677" office:value-type="float" office:value="0.447240480052039" calcext:value-type="float">
            <text:p>0.447240480052039</text:p>
          </table:table-cell>
          <table:table-cell table:formula="of:=IF([.F12]&gt;0;IF([.F12]&gt;1; 1; [.F12]^(1/(1-[.$C12])));0)" office:value-type="float" office:value="0.216370312736235" calcext:value-type="float">
            <text:p>0.216370312736235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66604" calcext:value-type="float">
            <text:p>0.0266604</text:p>
          </table:table-cell>
          <table:table-cell table:formula="of:=SQRT([.A13])" office:value-type="float" office:value="0.670820393249937" calcext:value-type="float">
            <text:p>0.670820393249937</text:p>
          </table:table-cell>
          <table:table-cell table:formula="of:=[.B13]^(1-[.$C13])" office:value-type="float" office:value="0.30326857214884" calcext:value-type="float">
            <text:p>0.30326857214884</text:p>
          </table:table-cell>
          <table:table-cell table:formula="of:=-[.$A13]^6+(1/4)*[.$A13]^5-3*[.$A13]^4+4*[.$A13]^3-3*[.$A13]^2+(7/8)*[.$A13]" office:value-type="float" office:value="0.04064821875" calcext:value-type="float">
            <text:p>0.04064821875</text:p>
          </table:table-cell>
          <table:table-cell table:formula="of:=[.D13]+[.E13]-0.0263197950537677" office:value-type="float" office:value="0.317596995845072" calcext:value-type="float">
            <text:p>0.317596995845072</text:p>
          </table:table-cell>
          <table:table-cell table:formula="of:=IF([.F13]&gt;0;IF([.F13]&gt;1; 1; [.F13]^(1/(1-[.$C13])));0)" office:value-type="float" office:value="0.0306741514960347" calcext:value-type="float">
            <text:p>0.0306741514960347</text:p>
          </table:table-cell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00271687" calcext:value-type="float">
            <text:p>2.72E-08</text:p>
          </table:table-cell>
          <table:table-cell table:formula="of:=SQRT([.A14])" office:value-type="float" office:value="0.821583836257749" calcext:value-type="float">
            <text:p>0.821583836257749</text:p>
          </table:table-cell>
          <table:table-cell table:formula="of:=[.B14]^(1-[.$C14])" office:value-type="float" office:value="0.044680249597974" calcext:value-type="float">
            <text:p>0.044680249597974</text:p>
          </table:table-cell>
          <table:table-cell table:formula="of:=-[.$A14]^6+(1/4)*[.$A14]^5-3*[.$A14]^4+4*[.$A14]^3-3*[.$A14]^2+(7/8)*[.$A14]" office:value-type="float" office:value="-0.0392283303222658" calcext:value-type="float">
            <text:p>-0.0392283303222658</text:p>
          </table:table-cell>
          <table:table-cell table:formula="of:=[.D14]+[.E14]-0.0263197950537677" office:value-type="float" office:value="-0.0208678757780595" calcext:value-type="float">
            <text:p>-0.0208678757780595</text:p>
          </table:table-cell>
          <table:table-cell table:formula="of:=IF([.F14]&gt;0;IF([.F14]&gt;1; 1; [.F14]^(1/(1-[.$C14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486806" calcext:value-type="float">
            <text:p>0.0486806</text:p>
          </table:table-cell>
          <table:table-cell table:formula="of:=SQRT([.A15])" office:value-type="float" office:value="0.632455532033676" calcext:value-type="float">
            <text:p>0.632455532033676</text:p>
          </table:table-cell>
          <table:table-cell table:formula="of:=[.B15]^(1-[.$C15])" office:value-type="float" office:value="0.329264516332569" calcext:value-type="float">
            <text:p>0.329264516332569</text:p>
          </table:table-cell>
          <table:table-cell table:formula="of:=-[.$A15]^6+(1/4)*[.$A15]^5-3*[.$A15]^4+4*[.$A15]^3-3*[.$A15]^2+(7/8)*[.$A15]" office:value-type="float" office:value="0.055856" calcext:value-type="float">
            <text:p>0.055856</text:p>
          </table:table-cell>
          <table:table-cell table:formula="of:=[.D15]+[.E15]-0.0263197950537677" office:value-type="float" office:value="0.358800721278802" calcext:value-type="float">
            <text:p>0.358800721278802</text:p>
          </table:table-cell>
          <table:table-cell table:formula="of:=IF([.F15]&gt;0;IF([.F15]&gt;1; 1; [.F15]^(1/(1-[.$C15])));0)" office:value-type="float" office:value="0.0614982888337383" calcext:value-type="float">
            <text:p>0.0614982888337383</text:p>
          </table:table-cell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39813" calcext:value-type="float">
            <text:p>0.039813</text:p>
          </table:table-cell>
          <table:table-cell table:formula="of:=SQRT([.A16])" office:value-type="float" office:value="0.632455532033676" calcext:value-type="float">
            <text:p>0.632455532033676</text:p>
          </table:table-cell>
          <table:table-cell table:formula="of:=[.B16]^(1-[.$C16])" office:value-type="float" office:value="0.305806630910515" calcext:value-type="float">
            <text:p>0.305806630910515</text:p>
          </table:table-cell>
          <table:table-cell table:formula="of:=-[.$A16]^6+(1/4)*[.$A16]^5-3*[.$A16]^4+4*[.$A16]^3-3*[.$A16]^2+(7/8)*[.$A16]" office:value-type="float" office:value="0.055856" calcext:value-type="float">
            <text:p>0.055856</text:p>
          </table:table-cell>
          <table:table-cell table:formula="of:=[.D16]+[.E16]-0.0263197950537677" office:value-type="float" office:value="0.335342835856747" calcext:value-type="float">
            <text:p>0.335342835856747</text:p>
          </table:table-cell>
          <table:table-cell table:formula="of:=IF([.F16]&gt;0;IF([.F16]&gt;1; 1; [.F16]^(1/(1-[.$C16])));0)" office:value-type="float" office:value="0.0511646385716545" calcext:value-type="float">
            <text:p>0.0511646385716545</text:p>
          </table:table-cell>
          <table:table-cell table:style-name="ce3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877782" calcext:value-type="float">
            <text:p>0.0877782</text:p>
          </table:table-cell>
          <table:table-cell table:formula="of:=SQRT([.A17])" office:value-type="float" office:value="0.570087712549569" calcext:value-type="float">
            <text:p>0.570087712549569</text:p>
          </table:table-cell>
          <table:table-cell table:formula="of:=[.B17]^(1-[.$C17])" office:value-type="float" office:value="0.351357272169767" calcext:value-type="float">
            <text:p>0.351357272169767</text:p>
          </table:table-cell>
          <table:table-cell table:formula="of:=-[.$A17]^6+(1/4)*[.$A17]^5-3*[.$A17]^4+4*[.$A17]^3-3*[.$A17]^2+(7/8)*[.$A17]" office:value-type="float" office:value="0.0734274753417968" calcext:value-type="float">
            <text:p>0.0734274753417968</text:p>
          </table:table-cell>
          <table:table-cell table:formula="of:=[.D17]+[.E17]-0.0263197950537677" office:value-type="float" office:value="0.398464952457796" calcext:value-type="float">
            <text:p>0.398464952457796</text:p>
          </table:table-cell>
          <table:table-cell table:formula="of:=IF([.F17]&gt;0;IF([.F17]&gt;1; 1; [.F17]^(1/(1-[.$C17])));0)" office:value-type="float" office:value="0.117621066341082" calcext:value-type="float">
            <text:p>0.117621066341082</text:p>
          </table:table-cell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837826" calcext:value-type="float">
            <text:p>0.0837826</text:p>
          </table:table-cell>
          <table:table-cell table:formula="of:=SQRT([.A18])" office:value-type="float" office:value="0.591607978309962" calcext:value-type="float">
            <text:p>0.591607978309962</text:p>
          </table:table-cell>
          <table:table-cell table:formula="of:=[.B18]^(1-[.$C18])" office:value-type="float" office:value="0.363265887253847" calcext:value-type="float">
            <text:p>0.363265887253847</text:p>
          </table:table-cell>
          <table:table-cell table:formula="of:=-[.$A18]^6+(1/4)*[.$A18]^5-3*[.$A18]^4+4*[.$A18]^3-3*[.$A18]^2+(7/8)*[.$A18]" office:value-type="float" office:value="0.0683825625" calcext:value-type="float">
            <text:p>0.0683825625</text:p>
          </table:table-cell>
          <table:table-cell table:formula="of:=[.D18]+[.E18]-0.0263197950537677" office:value-type="float" office:value="0.405328654700079" calcext:value-type="float">
            <text:p>0.405328654700079</text:p>
          </table:table-cell>
          <table:table-cell table:formula="of:=IF([.F18]&gt;0;IF([.F18]&gt;1; 1; [.F18]^(1/(1-[.$C18])));0)" office:value-type="float" office:value="0.109563557423832" calcext:value-type="float">
            <text:p>0.109563557423832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938524" calcext:value-type="float">
            <text:p>0.00938524</text:p>
          </table:table-cell>
          <table:table-cell table:formula="of:=SQRT([.A19])" office:value-type="float" office:value="0.651920240520265" calcext:value-type="float">
            <text:p>0.651920240520265</text:p>
          </table:table-cell>
          <table:table-cell table:formula="of:=[.B19]^(1-[.$C19])" office:value-type="float" office:value="0.196901614222817" calcext:value-type="float">
            <text:p>0.196901614222817</text:p>
          </table:table-cell>
          <table:table-cell table:formula="of:=-[.$A19]^6+(1/4)*[.$A19]^5-3*[.$A19]^4+4*[.$A19]^3-3*[.$A19]^2+(7/8)*[.$A19]" office:value-type="float" office:value="0.048545737060547" calcext:value-type="float">
            <text:p>0.048545737060547</text:p>
          </table:table-cell>
          <table:table-cell table:formula="of:=[.D19]+[.E19]-0.0263197950537677" office:value-type="float" office:value="0.219127556229596" calcext:value-type="float">
            <text:p>0.219127556229596</text:p>
          </table:table-cell>
          <table:table-cell table:formula="of:=IF([.F19]&gt;0;IF([.F19]&gt;1; 1; [.F19]^(1/(1-[.$C19])));0)" office:value-type="float" office:value="0.0127610160744909" calcext:value-type="float">
            <text:p>0.0127610160744909</text:p>
          </table:table-cell>
          <table:table-cell table:style-name="ce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436544" calcext:value-type="float">
            <text:p>0.0436544</text:p>
          </table:table-cell>
          <table:table-cell table:formula="of:=SQRT([.A20])" office:value-type="float" office:value="0.547722557505166" calcext:value-type="float">
            <text:p>0.547722557505166</text:p>
          </table:table-cell>
          <table:table-cell table:formula="of:=[.B20]^(1-[.$C20])" office:value-type="float" office:value="0.242613717589617" calcext:value-type="float">
            <text:p>0.242613717589617</text:p>
          </table:table-cell>
          <table:table-cell table:formula="of:=-[.$A20]^6+(1/4)*[.$A20]^5-3*[.$A20]^4+4*[.$A20]^3-3*[.$A20]^2+(7/8)*[.$A20]" office:value-type="float" office:value="0.0775365" calcext:value-type="float">
            <text:p>0.0775365</text:p>
          </table:table-cell>
          <table:table-cell table:formula="of:=[.D20]+[.E20]-0.0263197950537677" office:value-type="float" office:value="0.293830422535849" calcext:value-type="float">
            <text:p>0.293830422535849</text:p>
          </table:table-cell>
          <table:table-cell table:formula="of:=IF([.F20]&gt;0;IF([.F20]&gt;1; 1; [.F20]^(1/(1-[.$C20])));0)" office:value-type="float" office:value="0.0666722013979705" calcext:value-type="float">
            <text:p>0.0666722013979705</text:p>
          </table:table-cell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72194" calcext:value-type="float">
            <text:p>0.00272194</text:p>
          </table:table-cell>
          <table:table-cell table:formula="of:=SQRT([.A21])" office:value-type="float" office:value="0.724568837309472" calcext:value-type="float">
            <text:p>0.724568837309472</text:p>
          </table:table-cell>
          <table:table-cell table:formula="of:=[.B21]^(1-[.$C21])" office:value-type="float" office:value="0.196555687937414" calcext:value-type="float">
            <text:p>0.196555687937414</text:p>
          </table:table-cell>
          <table:table-cell table:formula="of:=-[.$A21]^6+(1/4)*[.$A21]^5-3*[.$A21]^4+4*[.$A21]^3-3*[.$A21]^2+(7/8)*[.$A21]" office:value-type="float" office:value="0.0143150222167969" calcext:value-type="float">
            <text:p>0.0143150222167969</text:p>
          </table:table-cell>
          <table:table-cell table:formula="of:=[.D21]+[.E21]-0.0263197950537677" office:value-type="float" office:value="0.184550915100443" calcext:value-type="float">
            <text:p>0.184550915100443</text:p>
          </table:table-cell>
          <table:table-cell table:formula="of:=IF([.F21]&gt;0;IF([.F21]&gt;1; 1; [.F21]^(1/(1-[.$C21])));0)" office:value-type="float" office:value="0.00216525578368635" calcext:value-type="float">
            <text:p>0.00216525578368635</text:p>
          </table:table-cell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204382" calcext:value-type="float">
            <text:p>0.0204382</text:p>
          </table:table-cell>
          <table:table-cell table:formula="of:=SQRT([.A22])" office:value-type="float" office:value="0.689202437604511" calcext:value-type="float">
            <text:p>0.689202437604511</text:p>
          </table:table-cell>
          <table:table-cell table:formula="of:=[.B22]^(1-[.$C22])" office:value-type="float" office:value="0.29846244502505" calcext:value-type="float">
            <text:p>0.29846244502505</text:p>
          </table:table-cell>
          <table:table-cell table:formula="of:=-[.$A22]^6+(1/4)*[.$A22]^5-3*[.$A22]^4+4*[.$A22]^3-3*[.$A22]^2+(7/8)*[.$A22]" office:value-type="float" office:value="0.0322485524902343" calcext:value-type="float">
            <text:p>0.0322485524902343</text:p>
          </table:table-cell>
          <table:table-cell table:formula="of:=[.D22]+[.E22]-0.0263197950537677" office:value-type="float" office:value="0.304391202461517" calcext:value-type="float">
            <text:p>0.304391202461517</text:p>
          </table:table-cell>
          <table:table-cell table:formula="of:=IF([.F22]&gt;0;IF([.F22]&gt;1; 1; [.F22]^(1/(1-[.$C22])));0)" office:value-type="float" office:value="0.021773491294268" calcext:value-type="float">
            <text:p>0.021773491294268</text:p>
          </table:table-cell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11153" calcext:value-type="float">
            <text:p>0.0111153</text:p>
          </table:table-cell>
          <table:table-cell table:formula="of:=SQRT([.A23])" office:value-type="float" office:value="0.724568837309472" calcext:value-type="float">
            <text:p>0.724568837309472</text:p>
          </table:table-cell>
          <table:table-cell table:formula="of:=[.B23]^(1-[.$C23])" office:value-type="float" office:value="0.28959149372304" calcext:value-type="float">
            <text:p>0.28959149372304</text:p>
          </table:table-cell>
          <table:table-cell table:formula="of:=-[.$A23]^6+(1/4)*[.$A23]^5-3*[.$A23]^4+4*[.$A23]^3-3*[.$A23]^2+(7/8)*[.$A23]" office:value-type="float" office:value="0.0143150222167969" calcext:value-type="float">
            <text:p>0.0143150222167969</text:p>
          </table:table-cell>
          <table:table-cell table:formula="of:=[.D23]+[.E23]-0.0263197950537677" office:value-type="float" office:value="0.277586720886069" calcext:value-type="float">
            <text:p>0.277586720886069</text:p>
          </table:table-cell>
          <table:table-cell table:formula="of:=IF([.F23]&gt;0;IF([.F23]&gt;1; 1; [.F23]^(1/(1-[.$C23])));0)" office:value-type="float" office:value="0.0095315519962105" calcext:value-type="float">
            <text:p>0.0095315519962105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32514" calcext:value-type="float">
            <text:p>0.0232514</text:p>
          </table:table-cell>
          <table:table-cell table:formula="of:=SQRT([.A24])" office:value-type="float" office:value="0.651920240520265" calcext:value-type="float">
            <text:p>0.651920240520265</text:p>
          </table:table-cell>
          <table:table-cell table:formula="of:=[.B24]^(1-[.$C24])" office:value-type="float" office:value="0.270018797122581" calcext:value-type="float">
            <text:p>0.270018797122581</text:p>
          </table:table-cell>
          <table:table-cell table:formula="of:=-[.$A24]^6+(1/4)*[.$A24]^5-3*[.$A24]^4+4*[.$A24]^3-3*[.$A24]^2+(7/8)*[.$A24]" office:value-type="float" office:value="0.048545737060547" calcext:value-type="float">
            <text:p>0.048545737060547</text:p>
          </table:table-cell>
          <table:table-cell table:formula="of:=[.D24]+[.E24]-0.0263197950537677" office:value-type="float" office:value="0.29224473912936" calcext:value-type="float">
            <text:p>0.29224473912936</text:p>
          </table:table-cell>
          <table:table-cell table:formula="of:=IF([.F24]&gt;0;IF([.F24]&gt;1; 1; [.F24]^(1/(1-[.$C24])));0)" office:value-type="float" office:value="0.0291837538496058" calcext:value-type="float">
            <text:p>0.0291837538496058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442783" calcext:value-type="float">
            <text:p>0.0442783</text:p>
          </table:table-cell>
          <table:table-cell table:formula="of:=SQRT([.A25])" office:value-type="float" office:value="0.707106781186548" calcext:value-type="float">
            <text:p>0.707106781186548</text:p>
          </table:table-cell>
          <table:table-cell table:formula="of:=[.B25]^(1-[.$C25])" office:value-type="float" office:value="0.401308636574485" calcext:value-type="float">
            <text:p>0.401308636574485</text:p>
          </table:table-cell>
          <table:table-cell table:formula="of:=-[.$A25]^6+(1/4)*[.$A25]^5-3*[.$A25]^4+4*[.$A25]^3-3*[.$A25]^2+(7/8)*[.$A25]" office:value-type="float" office:value="0.0234375" calcext:value-type="float">
            <text:p>0.0234375</text:p>
          </table:table-cell>
          <table:table-cell table:formula="of:=[.D25]+[.E25]-0.0263197950537677" office:value-type="float" office:value="0.398426341520717" calcext:value-type="float">
            <text:p>0.398426341520717</text:p>
          </table:table-cell>
          <table:table-cell table:formula="of:=IF([.F25]&gt;0;IF([.F25]&gt;1; 1; [.F25]^(1/(1-[.$C25])));0)" office:value-type="float" office:value="0.0432019022815284" calcext:value-type="float">
            <text:p>0.0432019022815284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29184" calcext:value-type="float">
            <text:p>0.0129184</text:p>
          </table:table-cell>
          <table:table-cell table:formula="of:=SQRT([.A26])" office:value-type="float" office:value="0.651920240520265" calcext:value-type="float">
            <text:p>0.651920240520265</text:p>
          </table:table-cell>
          <table:table-cell table:formula="of:=[.B26]^(1-[.$C26])" office:value-type="float" office:value="0.220064499409292" calcext:value-type="float">
            <text:p>0.220064499409292</text:p>
          </table:table-cell>
          <table:table-cell table:formula="of:=-[.$A26]^6+(1/4)*[.$A26]^5-3*[.$A26]^4+4*[.$A26]^3-3*[.$A26]^2+(7/8)*[.$A26]" office:value-type="float" office:value="0.048545737060547" calcext:value-type="float">
            <text:p>0.048545737060547</text:p>
          </table:table-cell>
          <table:table-cell table:formula="of:=[.D26]+[.E26]-0.0263197950537677" office:value-type="float" office:value="0.242290441416071" calcext:value-type="float">
            <text:p>0.242290441416071</text:p>
          </table:table-cell>
          <table:table-cell table:formula="of:=IF([.F26]&gt;0;IF([.F26]&gt;1; 1; [.F26]^(1/(1-[.$C26])));0)" office:value-type="float" office:value="0.0170316517261387" calcext:value-type="float">
            <text:p>0.0170316517261387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137453" calcext:value-type="float">
            <text:p>1.37E-05</text:p>
          </table:table-cell>
          <table:table-cell table:formula="of:=SQRT([.A27])" office:value-type="float" office:value="0.774596669241483" calcext:value-type="float">
            <text:p>0.774596669241483</text:p>
          </table:table-cell>
          <table:table-cell table:formula="of:=[.B27]^(1-[.$C27])" office:value-type="float" office:value="0.0801906563693226" calcext:value-type="float">
            <text:p>0.0801906563693226</text:p>
          </table:table-cell>
          <table:table-cell table:formula="of:=-[.$A27]^6+(1/4)*[.$A27]^5-3*[.$A27]^4+4*[.$A27]^3-3*[.$A27]^2+(7/8)*[.$A27]" office:value-type="float" office:value="-0.0137040000000002" calcext:value-type="float">
            <text:p>-0.0137040000000002</text:p>
          </table:table-cell>
          <table:table-cell table:formula="of:=[.D27]+[.E27]-0.0263197950537677" office:value-type="float" office:value="0.0401668613155547" calcext:value-type="float">
            <text:p>0.0401668613155547</text:p>
          </table:table-cell>
          <table:table-cell table:formula="of:=IF([.F27]&gt;0;IF([.F27]&gt;1; 1; [.F27]^(1/(1-[.$C27])));0)" office:value-type="float" office:value="0.00000063984023980439" calcext:value-type="float">
            <text:p>6.39840239804389E-07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399456" calcext:value-type="float">
            <text:p>0.00399456</text:p>
          </table:table-cell>
          <table:table-cell table:formula="of:=SQRT([.A28])" office:value-type="float" office:value="0.774596669241483" calcext:value-type="float">
            <text:p>0.774596669241483</text:p>
          </table:table-cell>
          <table:table-cell table:formula="of:=[.B28]^(1-[.$C28])" office:value-type="float" office:value="0.287980520377699" calcext:value-type="float">
            <text:p>0.287980520377699</text:p>
          </table:table-cell>
          <table:table-cell table:formula="of:=-[.$A28]^6+(1/4)*[.$A28]^5-3*[.$A28]^4+4*[.$A28]^3-3*[.$A28]^2+(7/8)*[.$A28]" office:value-type="float" office:value="-0.0137040000000002" calcext:value-type="float">
            <text:p>-0.0137040000000002</text:p>
          </table:table-cell>
          <table:table-cell table:formula="of:=[.D28]+[.E28]-0.0263197950537677" office:value-type="float" office:value="0.247956725323931" calcext:value-type="float">
            <text:p>0.247956725323931</text:p>
          </table:table-cell>
          <table:table-cell table:formula="of:=IF([.F28]&gt;0;IF([.F28]&gt;1; 1; [.F28]^(1/(1-[.$C28])));0)" office:value-type="float" office:value="0.00205661826490077" calcext:value-type="float">
            <text:p>0.00205661826490077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6495" calcext:value-type="float">
            <text:p>0.016495</text:p>
          </table:table-cell>
          <table:table-cell table:formula="of:=SQRT([.A29])" office:value-type="float" office:value="0.651920240520265" calcext:value-type="float">
            <text:p>0.651920240520265</text:p>
          </table:table-cell>
          <table:table-cell table:formula="of:=[.B29]^(1-[.$C29])" office:value-type="float" office:value="0.23960530219318" calcext:value-type="float">
            <text:p>0.23960530219318</text:p>
          </table:table-cell>
          <table:table-cell table:formula="of:=-[.$A29]^6+(1/4)*[.$A29]^5-3*[.$A29]^4+4*[.$A29]^3-3*[.$A29]^2+(7/8)*[.$A29]" office:value-type="float" office:value="0.048545737060547" calcext:value-type="float">
            <text:p>0.048545737060547</text:p>
          </table:table-cell>
          <table:table-cell table:formula="of:=[.D29]+[.E29]-0.0263197950537677" office:value-type="float" office:value="0.261831244199959" calcext:value-type="float">
            <text:p>0.261831244199959</text:p>
          </table:table-cell>
          <table:table-cell table:formula="of:=IF([.F29]&gt;0;IF([.F29]&gt;1; 1; [.F29]^(1/(1-[.$C29])));0)" office:value-type="float" office:value="0.0212829147695852" calcext:value-type="float">
            <text:p>0.0212829147695852</text:p>
          </table:table-cell>
          <table:table-cell table:style-name="ce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787119" calcext:value-type="float">
            <text:p>0.0787119</text:p>
          </table:table-cell>
          <table:table-cell table:formula="of:=SQRT([.A30])" office:value-type="float" office:value="0.547722557505166" calcext:value-type="float">
            <text:p>0.547722557505166</text:p>
          </table:table-cell>
          <table:table-cell table:formula="of:=[.B30]^(1-[.$C30])" office:value-type="float" office:value="0.316740773967172" calcext:value-type="float">
            <text:p>0.316740773967172</text:p>
          </table:table-cell>
          <table:table-cell table:formula="of:=-[.$A30]^6+(1/4)*[.$A30]^5-3*[.$A30]^4+4*[.$A30]^3-3*[.$A30]^2+(7/8)*[.$A30]" office:value-type="float" office:value="0.0775365" calcext:value-type="float">
            <text:p>0.0775365</text:p>
          </table:table-cell>
          <table:table-cell table:formula="of:=[.D30]+[.E30]-0.0263197950537677" office:value-type="float" office:value="0.367957478913405" calcext:value-type="float">
            <text:p>0.367957478913405</text:p>
          </table:table-cell>
          <table:table-cell table:formula="of:=IF([.F30]&gt;0;IF([.F30]&gt;1; 1; [.F30]^(1/(1-[.$C30])));0)" office:value-type="float" office:value="0.109638876844579" calcext:value-type="float">
            <text:p>0.109638876844579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677714" calcext:value-type="float">
            <text:p>0.00677714</text:p>
          </table:table-cell>
          <table:table-cell table:formula="of:=SQRT([.A31])" office:value-type="float" office:value="0.774596669241483" calcext:value-type="float">
            <text:p>0.774596669241483</text:p>
          </table:table-cell>
          <table:table-cell table:formula="of:=[.B31]^(1-[.$C31])" office:value-type="float" office:value="0.324422261373507" calcext:value-type="float">
            <text:p>0.324422261373507</text:p>
          </table:table-cell>
          <table:table-cell table:formula="of:=-[.$A31]^6+(1/4)*[.$A31]^5-3*[.$A31]^4+4*[.$A31]^3-3*[.$A31]^2+(7/8)*[.$A31]" office:value-type="float" office:value="-0.0137040000000002" calcext:value-type="float">
            <text:p>-0.0137040000000002</text:p>
          </table:table-cell>
          <table:table-cell table:formula="of:=[.D31]+[.E31]-0.0263197950537677" office:value-type="float" office:value="0.284398466319739" calcext:value-type="float">
            <text:p>0.284398466319739</text:p>
          </table:table-cell>
          <table:table-cell table:formula="of:=IF([.F31]&gt;0;IF([.F31]&gt;1; 1; [.F31]^(1/(1-[.$C31])));0)" office:value-type="float" office:value="0.00377879030009792" calcext:value-type="float">
            <text:p>0.00377879030009792</text:p>
          </table:table-cell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498182" calcext:value-type="float">
            <text:p>0.0498182</text:p>
          </table:table-cell>
          <table:table-cell table:formula="of:=SQRT([.A32])" office:value-type="float" office:value="0.591607978309962" calcext:value-type="float">
            <text:p>0.591607978309962</text:p>
          </table:table-cell>
          <table:table-cell table:formula="of:=[.B32]^(1-[.$C32])" office:value-type="float" office:value="0.293780972975996" calcext:value-type="float">
            <text:p>0.293780972975996</text:p>
          </table:table-cell>
          <table:table-cell table:formula="of:=-[.$A32]^6+(1/4)*[.$A32]^5-3*[.$A32]^4+4*[.$A32]^3-3*[.$A32]^2+(7/8)*[.$A32]" office:value-type="float" office:value="0.0683825625" calcext:value-type="float">
            <text:p>0.0683825625</text:p>
          </table:table-cell>
          <table:table-cell table:formula="of:=[.D32]+[.E32]-0.0263197950537677" office:value-type="float" office:value="0.335843740422229" calcext:value-type="float">
            <text:p>0.335843740422229</text:p>
          </table:table-cell>
          <table:table-cell table:formula="of:=IF([.F32]&gt;0;IF([.F32]&gt;1; 1; [.F32]^(1/(1-[.$C32])));0)" office:value-type="float" office:value="0.069133187915308" calcext:value-type="float">
            <text:p>0.069133187915308</text:p>
          </table:table-cell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136743" calcext:value-type="float">
            <text:p>0.000136743</text:p>
          </table:table-cell>
          <table:table-cell table:formula="of:=SQRT([.A33])" office:value-type="float" office:value="0.724568837309472" calcext:value-type="float">
            <text:p>0.724568837309472</text:p>
          </table:table-cell>
          <table:table-cell table:formula="of:=[.B33]^(1-[.$C33])" office:value-type="float" office:value="0.0862398217010289" calcext:value-type="float">
            <text:p>0.0862398217010289</text:p>
          </table:table-cell>
          <table:table-cell table:formula="of:=-[.$A33]^6+(1/4)*[.$A33]^5-3*[.$A33]^4+4*[.$A33]^3-3*[.$A33]^2+(7/8)*[.$A33]" office:value-type="float" office:value="0.0143150222167969" calcext:value-type="float">
            <text:p>0.0143150222167969</text:p>
          </table:table-cell>
          <table:table-cell table:formula="of:=[.D33]+[.E33]-0.0263197950537677" office:value-type="float" office:value="0.0742350488640581" calcext:value-type="float">
            <text:p>0.0742350488640581</text:p>
          </table:table-cell>
          <table:table-cell table:formula="of:=IF([.F33]&gt;0;IF([.F33]&gt;1; 1; [.F33]^(1/(1-[.$C33])));0)" office:value-type="float" office:value="0.0000793510315732991" calcext:value-type="float">
            <text:p>7.93510315732991E-05</text:p>
          </table:table-cell>
          <table:table-cell table:style-name="ce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73672" calcext:value-type="float">
            <text:p>0.173672</text:p>
          </table:table-cell>
          <table:table-cell table:formula="of:=SQRT([.A34])" office:value-type="float" office:value="0.447213595499958" calcext:value-type="float">
            <text:p>0.447213595499958</text:p>
          </table:table-cell>
          <table:table-cell table:formula="of:=[.B34]^(1-[.$C34])" office:value-type="float" office:value="0.379955707642786" calcext:value-type="float">
            <text:p>0.379955707642786</text:p>
          </table:table-cell>
          <table:table-cell table:formula="of:=-[.$A34]^6+(1/4)*[.$A34]^5-3*[.$A34]^4+4*[.$A34]^3-3*[.$A34]^2+(7/8)*[.$A34]" office:value-type="float" office:value="0.082344" calcext:value-type="float">
            <text:p>0.082344</text:p>
          </table:table-cell>
          <table:table-cell table:formula="of:=[.D34]+[.E34]-0.0263197950537677" office:value-type="float" office:value="0.435979912589018" calcext:value-type="float">
            <text:p>0.435979912589018</text:p>
          </table:table-cell>
          <table:table-cell table:formula="of:=IF([.F34]&gt;0;IF([.F34]&gt;1; 1; [.F34]^(1/(1-[.$C34])));0)" office:value-type="float" office:value="0.222735137922861" calcext:value-type="float">
            <text:p>0.222735137922861</text:p>
          </table:table-cell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249063" calcext:value-type="float">
            <text:p>0.000249063</text:p>
          </table:table-cell>
          <table:table-cell table:formula="of:=SQRT([.A35])" office:value-type="float" office:value="0.758287544405155" calcext:value-type="float">
            <text:p>0.758287544405155</text:p>
          </table:table-cell>
          <table:table-cell table:formula="of:=[.B35]^(1-[.$C35])" office:value-type="float" office:value="0.134568388349292" calcext:value-type="float">
            <text:p>0.134568388349292</text:p>
          </table:table-cell>
          <table:table-cell table:formula="of:=-[.$A35]^6+(1/4)*[.$A35]^5-3*[.$A35]^4+4*[.$A35]^3-3*[.$A35]^2+(7/8)*[.$A35]" office:value-type="float" office:value="-0.00439586938476555" calcext:value-type="float">
            <text:p>-0.00439586938476555</text:p>
          </table:table-cell>
          <table:table-cell table:formula="of:=[.D35]+[.E35]-0.0263197950537677" office:value-type="float" office:value="0.103852723910758" calcext:value-type="float">
            <text:p>0.103852723910758</text:p>
          </table:table-cell>
          <table:table-cell table:formula="of:=IF([.F35]&gt;0;IF([.F35]&gt;1; 1; [.F35]^(1/(1-[.$C35])));0)" office:value-type="float" office:value="0.0000852660357295402" calcext:value-type="float">
            <text:p>8.52660357295402E-05</text:p>
          </table:table-cell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351896" calcext:value-type="float">
            <text:p>0.00351896</text:p>
          </table:table-cell>
          <table:table-cell table:formula="of:=SQRT([.A36])" office:value-type="float" office:value="0.689202437604511" calcext:value-type="float">
            <text:p>0.689202437604511</text:p>
          </table:table-cell>
          <table:table-cell table:formula="of:=[.B36]^(1-[.$C36])" office:value-type="float" office:value="0.172755369468241" calcext:value-type="float">
            <text:p>0.172755369468241</text:p>
          </table:table-cell>
          <table:table-cell table:formula="of:=-[.$A36]^6+(1/4)*[.$A36]^5-3*[.$A36]^4+4*[.$A36]^3-3*[.$A36]^2+(7/8)*[.$A36]" office:value-type="float" office:value="0.0322485524902343" calcext:value-type="float">
            <text:p>0.0322485524902343</text:p>
          </table:table-cell>
          <table:table-cell table:formula="of:=[.D36]+[.E36]-0.0263197950537677" office:value-type="float" office:value="0.178684126904708" calcext:value-type="float">
            <text:p>0.178684126904708</text:p>
          </table:table-cell>
          <table:table-cell table:formula="of:=IF([.F36]&gt;0;IF([.F36]&gt;1; 1; [.F36]^(1/(1-[.$C36])));0)" office:value-type="float" office:value="0.00392252158947571" calcext:value-type="float">
            <text:p>0.00392252158947571</text:p>
          </table:table-cell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466346" calcext:value-type="float">
            <text:p>0.000466346</text:p>
          </table:table-cell>
          <table:table-cell table:formula="of:=SQRT([.A37])" office:value-type="float" office:value="0.758287544405155" calcext:value-type="float">
            <text:p>0.758287544405155</text:p>
          </table:table-cell>
          <table:table-cell table:formula="of:=[.B37]^(1-[.$C37])" office:value-type="float" office:value="0.15659766867077" calcext:value-type="float">
            <text:p>0.15659766867077</text:p>
          </table:table-cell>
          <table:table-cell table:formula="of:=-[.$A37]^6+(1/4)*[.$A37]^5-3*[.$A37]^4+4*[.$A37]^3-3*[.$A37]^2+(7/8)*[.$A37]" office:value-type="float" office:value="-0.00439586938476555" calcext:value-type="float">
            <text:p>-0.00439586938476555</text:p>
          </table:table-cell>
          <table:table-cell table:formula="of:=[.D37]+[.E37]-0.0263197950537677" office:value-type="float" office:value="0.125882004232237" calcext:value-type="float">
            <text:p>0.125882004232237</text:p>
          </table:table-cell>
          <table:table-cell table:formula="of:=IF([.F37]&gt;0;IF([.F37]&gt;1; 1; [.F37]^(1/(1-[.$C37])));0)" office:value-type="float" office:value="0.000188980573785624" calcext:value-type="float">
            <text:p>0.000188980573785624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float" office:value="0.00000216499" calcext:value-type="float">
            <text:p>2.16E-06</text:p>
          </table:table-cell>
          <table:table-cell table:formula="of:=SQRT([.A38])" office:value-type="float" office:value="0.707106781186548" calcext:value-type="float">
            <text:p>0.707106781186548</text:p>
          </table:table-cell>
          <table:table-cell table:formula="of:=[.B38]^(1-[.$C38])" office:value-type="float" office:value="0.0219226698676356" calcext:value-type="float">
            <text:p>0.0219226698676356</text:p>
          </table:table-cell>
          <table:table-cell table:formula="of:=-[.$A38]^6+(1/4)*[.$A38]^5-3*[.$A38]^4+4*[.$A38]^3-3*[.$A38]^2+(7/8)*[.$A38]" office:value-type="float" office:value="0.0234375" calcext:value-type="float">
            <text:p>0.0234375</text:p>
          </table:table-cell>
          <table:table-cell table:formula="of:=[.D38]+[.E38]-0.0263197950537677" office:value-type="float" office:value="0.0190403748138679" calcext:value-type="float">
            <text:p>0.0190403748138679</text:p>
          </table:table-cell>
          <table:table-cell table:formula="of:=IF([.F38]&gt;0;IF([.F38]&gt;1; 1; [.F38]^(1/(1-[.$C38])));0)" office:value-type="float" office:value="0.00000133796495308257" calcext:value-type="float">
            <text:p>1.33796495308257E-06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84687" calcext:value-type="float">
            <text:p>0.00084687</text:p>
          </table:table-cell>
          <table:table-cell table:formula="of:=SQRT([.A39])" office:value-type="float" office:value="0.741619848709566" calcext:value-type="float">
            <text:p>0.741619848709566</text:p>
          </table:table-cell>
          <table:table-cell table:formula="of:=[.B39]^(1-[.$C39])" office:value-type="float" office:value="0.160771412234208" calcext:value-type="float">
            <text:p>0.160771412234208</text:p>
          </table:table-cell>
          <table:table-cell table:formula="of:=-[.$A39]^6+(1/4)*[.$A39]^5-3*[.$A39]^4+4*[.$A39]^3-3*[.$A39]^2+(7/8)*[.$A39]" office:value-type="float" office:value="0.004994" calcext:value-type="float">
            <text:p>0.004994</text:p>
          </table:table-cell>
          <table:table-cell table:formula="of:=[.D39]+[.E39]-0.0263197950537677" office:value-type="float" office:value="0.13944561718044" calcext:value-type="float">
            <text:p>0.13944561718044</text:p>
          </table:table-cell>
          <table:table-cell table:formula="of:=IF([.F39]&gt;0;IF([.F39]&gt;1; 1; [.F39]^(1/(1-[.$C39])));0)" office:value-type="float" office:value="0.000488223827632721" calcext:value-type="float">
            <text:p>0.000488223827632721</text:p>
          </table:table-cell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1" office:value-type="float" office:value="0.0000865412" calcext:value-type="float">
            <text:p>8.65E-05</text:p>
          </table:table-cell>
          <table:table-cell table:formula="of:=SQRT([.A40])" office:value-type="float" office:value="0.689202437604511" calcext:value-type="float">
            <text:p>0.689202437604511</text:p>
          </table:table-cell>
          <table:table-cell table:formula="of:=[.B40]^(1-[.$C40])" office:value-type="float" office:value="0.0546133459344929" calcext:value-type="float">
            <text:p>0.0546133459344929</text:p>
          </table:table-cell>
          <table:table-cell table:formula="of:=-[.$A40]^6+(1/4)*[.$A40]^5-3*[.$A40]^4+4*[.$A40]^3-3*[.$A40]^2+(7/8)*[.$A40]" office:value-type="float" office:value="0.0322485524902343" calcext:value-type="float">
            <text:p>0.0322485524902343</text:p>
          </table:table-cell>
          <table:table-cell table:formula="of:=[.D40]+[.E40]-0.0263197950537677" office:value-type="float" office:value="0.0605421033709596" calcext:value-type="float">
            <text:p>0.0605421033709596</text:p>
          </table:table-cell>
          <table:table-cell table:formula="of:=IF([.F40]&gt;0;IF([.F40]&gt;1; 1; [.F40]^(1/(1-[.$C40])));0)" office:value-type="float" office:value="0.000120568919683925" calcext:value-type="float">
            <text:p>0.000120568919683925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908666" calcext:value-type="float">
            <text:p>0.0908666</text:p>
          </table:table-cell>
          <table:table-cell table:formula="of:=SQRT([.A41])" office:value-type="float" office:value="0.651920240520265" calcext:value-type="float">
            <text:p>0.651920240520265</text:p>
          </table:table-cell>
          <table:table-cell table:formula="of:=[.B41]^(1-[.$C41])" office:value-type="float" office:value="0.433951917440938" calcext:value-type="float">
            <text:p>0.433951917440938</text:p>
          </table:table-cell>
          <table:table-cell table:formula="of:=-[.$A41]^6+(1/4)*[.$A41]^5-3*[.$A41]^4+4*[.$A41]^3-3*[.$A41]^2+(7/8)*[.$A41]" office:value-type="float" office:value="0.048545737060547" calcext:value-type="float">
            <text:p>0.048545737060547</text:p>
          </table:table-cell>
          <table:table-cell table:formula="of:=[.D41]+[.E41]-0.0263197950537677" office:value-type="float" office:value="0.456177859447717" calcext:value-type="float">
            <text:p>0.456177859447717</text:p>
          </table:table-cell>
          <table:table-cell table:formula="of:=IF([.F41]&gt;0;IF([.F41]&gt;1; 1; [.F41]^(1/(1-[.$C41])));0)" office:value-type="float" office:value="0.104887812303379" calcext:value-type="float">
            <text:p>0.104887812303379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642601" calcext:value-type="float">
            <text:p>0.0642601</text:p>
          </table:table-cell>
          <table:table-cell table:formula="of:=SQRT([.A42])" office:value-type="float" office:value="0.547722557505166" calcext:value-type="float">
            <text:p>0.547722557505166</text:p>
          </table:table-cell>
          <table:table-cell table:formula="of:=[.B42]^(1-[.$C42])" office:value-type="float" office:value="0.28897400947034" calcext:value-type="float">
            <text:p>0.28897400947034</text:p>
          </table:table-cell>
          <table:table-cell table:formula="of:=-[.$A42]^6+(1/4)*[.$A42]^5-3*[.$A42]^4+4*[.$A42]^3-3*[.$A42]^2+(7/8)*[.$A42]" office:value-type="float" office:value="0.0775365" calcext:value-type="float">
            <text:p>0.0775365</text:p>
          </table:table-cell>
          <table:table-cell table:formula="of:=[.D42]+[.E42]-0.0263197950537677" office:value-type="float" office:value="0.340190714416572" calcext:value-type="float">
            <text:p>0.340190714416572</text:p>
          </table:table-cell>
          <table:table-cell table:formula="of:=IF([.F42]&gt;0;IF([.F42]&gt;1; 1; [.F42]^(1/(1-[.$C42])));0)" office:value-type="float" office:value="0.0921771462204761" calcext:value-type="float">
            <text:p>0.0921771462204761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354661" calcext:value-type="float">
            <text:p>0.0354661</text:p>
          </table:table-cell>
          <table:table-cell table:formula="of:=SQRT([.A43])" office:value-type="float" office:value="0.632455532033676" calcext:value-type="float">
            <text:p>0.632455532033676</text:p>
          </table:table-cell>
          <table:table-cell table:formula="of:=[.B43]^(1-[.$C43])" office:value-type="float" office:value="0.293083892093528" calcext:value-type="float">
            <text:p>0.293083892093528</text:p>
          </table:table-cell>
          <table:table-cell table:formula="of:=-[.$A43]^6+(1/4)*[.$A43]^5-3*[.$A43]^4+4*[.$A43]^3-3*[.$A43]^2+(7/8)*[.$A43]" office:value-type="float" office:value="0.055856" calcext:value-type="float">
            <text:p>0.055856</text:p>
          </table:table-cell>
          <table:table-cell table:formula="of:=[.D43]+[.E43]-0.0263197950537677" office:value-type="float" office:value="0.32262009703976" calcext:value-type="float">
            <text:p>0.32262009703976</text:p>
          </table:table-cell>
          <table:table-cell table:formula="of:=IF([.F43]&gt;0;IF([.F43]&gt;1; 1; [.F43]^(1/(1-[.$C43])));0)" office:value-type="float" office:value="0.0460540304998528" calcext:value-type="float">
            <text:p>0.0460540304998528</text:p>
          </table:table-cell>
          <table:table-cell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258866" calcext:value-type="float">
            <text:p>0.258866</text:p>
          </table:table-cell>
          <table:table-cell table:formula="of:=SQRT([.A44])" office:value-type="float" office:value="0.353553390593274" calcext:value-type="float">
            <text:p>0.353553390593274</text:p>
          </table:table-cell>
          <table:table-cell table:formula="of:=[.B44]^(1-[.$C44])" office:value-type="float" office:value="0.417430648144033" calcext:value-type="float">
            <text:p>0.417430648144033</text:p>
          </table:table-cell>
          <table:table-cell table:formula="of:=-[.$A44]^6+(1/4)*[.$A44]^5-3*[.$A44]^4+4*[.$A44]^3-3*[.$A44]^2+(7/8)*[.$A44]" office:value-type="float" office:value="0.0695915222167969" calcext:value-type="float">
            <text:p>0.0695915222167969</text:p>
          </table:table-cell>
          <table:table-cell table:formula="of:=[.D44]+[.E44]-0.0263197950537677" office:value-type="float" office:value="0.460702375307063" calcext:value-type="float">
            <text:p>0.460702375307063</text:p>
          </table:table-cell>
          <table:table-cell table:formula="of:=IF([.F44]&gt;0;IF([.F44]&gt;1; 1; [.F44]^(1/(1-[.$C44])));0)" office:value-type="float" office:value="0.301535871091434" calcext:value-type="float">
            <text:p>0.301535871091434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535179" calcext:value-type="float">
            <text:p>0.0535179</text:p>
          </table:table-cell>
          <table:table-cell table:formula="of:=SQRT([.A45])" office:value-type="float" office:value="0.591607978309962" calcext:value-type="float">
            <text:p>0.591607978309962</text:p>
          </table:table-cell>
          <table:table-cell table:formula="of:=[.B45]^(1-[.$C45])" office:value-type="float" office:value="0.302502635036881" calcext:value-type="float">
            <text:p>0.302502635036881</text:p>
          </table:table-cell>
          <table:table-cell table:formula="of:=-[.$A45]^6+(1/4)*[.$A45]^5-3*[.$A45]^4+4*[.$A45]^3-3*[.$A45]^2+(7/8)*[.$A45]" office:value-type="float" office:value="0.0683825625" calcext:value-type="float">
            <text:p>0.0683825625</text:p>
          </table:table-cell>
          <table:table-cell table:formula="of:=[.D45]+[.E45]-0.0263197950537677" office:value-type="float" office:value="0.344565402483113" calcext:value-type="float">
            <text:p>0.344565402483113</text:p>
          </table:table-cell>
          <table:table-cell table:formula="of:=IF([.F45]&gt;0;IF([.F45]&gt;1; 1; [.F45]^(1/(1-[.$C45])));0)" office:value-type="float" office:value="0.073612337410737" calcext:value-type="float">
            <text:p>0.073612337410737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451804" calcext:value-type="float">
            <text:p>0.0451804</text:p>
          </table:table-cell>
          <table:table-cell table:formula="of:=SQRT([.A46])" office:value-type="float" office:value="0.707106781186548" calcext:value-type="float">
            <text:p>0.707106781186548</text:p>
          </table:table-cell>
          <table:table-cell table:formula="of:=[.B46]^(1-[.$C46])" office:value-type="float" office:value="0.403686287077727" calcext:value-type="float">
            <text:p>0.403686287077727</text:p>
          </table:table-cell>
          <table:table-cell table:formula="of:=-[.$A46]^6+(1/4)*[.$A46]^5-3*[.$A46]^4+4*[.$A46]^3-3*[.$A46]^2+(7/8)*[.$A46]" office:value-type="float" office:value="0.0234375" calcext:value-type="float">
            <text:p>0.0234375</text:p>
          </table:table-cell>
          <table:table-cell table:formula="of:=[.D46]+[.E46]-0.0263197950537677" office:value-type="float" office:value="0.400803992023959" calcext:value-type="float">
            <text:p>0.400803992023959</text:p>
          </table:table-cell>
          <table:table-cell table:formula="of:=IF([.F46]&gt;0;IF([.F46]&gt;1; 1; [.F46]^(1/(1-[.$C46])));0)" office:value-type="float" office:value="0.0440884855095462" calcext:value-type="float">
            <text:p>0.0440884855095462</text:p>
          </table:table-cell>
          <table:table-cell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448632" calcext:value-type="float">
            <text:p>0.0448632</text:p>
          </table:table-cell>
          <table:table-cell table:formula="of:=SQRT([.A47])" office:value-type="float" office:value="0.524404424085076" calcext:value-type="float">
            <text:p>0.524404424085076</text:p>
          </table:table-cell>
          <table:table-cell table:formula="of:=[.B47]^(1-[.$C47])" office:value-type="float" office:value="0.228478303801219" calcext:value-type="float">
            <text:p>0.228478303801219</text:p>
          </table:table-cell>
          <table:table-cell table:formula="of:=-[.$A47]^6+(1/4)*[.$A47]^5-3*[.$A47]^4+4*[.$A47]^3-3*[.$A47]^2+(7/8)*[.$A47]" office:value-type="float" office:value="0.0806057790527344" calcext:value-type="float">
            <text:p>0.0806057790527344</text:p>
          </table:table-cell>
          <table:table-cell table:formula="of:=[.D47]+[.E47]-0.0263197950537677" office:value-type="float" office:value="0.282764287800185" calcext:value-type="float">
            <text:p>0.282764287800185</text:p>
          </table:table-cell>
          <table:table-cell table:formula="of:=IF([.F47]&gt;0;IF([.F47]&gt;1; 1; [.F47]^(1/(1-[.$C47])));0)" office:value-type="float" office:value="0.0702345136803318" calcext:value-type="float">
            <text:p>0.0702345136803318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717975" calcext:value-type="float">
            <text:p>0.00717975</text:p>
          </table:table-cell>
          <table:table-cell table:formula="of:=SQRT([.A48])" office:value-type="float" office:value="0.651920240520265" calcext:value-type="float">
            <text:p>0.651920240520265</text:p>
          </table:table-cell>
          <table:table-cell table:formula="of:=[.B48]^(1-[.$C48])" office:value-type="float" office:value="0.179372164382343" calcext:value-type="float">
            <text:p>0.179372164382343</text:p>
          </table:table-cell>
          <table:table-cell table:formula="of:=-[.$A48]^6+(1/4)*[.$A48]^5-3*[.$A48]^4+4*[.$A48]^3-3*[.$A48]^2+(7/8)*[.$A48]" office:value-type="float" office:value="0.048545737060547" calcext:value-type="float">
            <text:p>0.048545737060547</text:p>
          </table:table-cell>
          <table:table-cell table:formula="of:=[.D48]+[.E48]-0.0263197950537677" office:value-type="float" office:value="0.201598106389122" calcext:value-type="float">
            <text:p>0.201598106389122</text:p>
          </table:table-cell>
          <table:table-cell table:formula="of:=IF([.F48]&gt;0;IF([.F48]&gt;1; 1; [.F48]^(1/(1-[.$C48])));0)" office:value-type="float" office:value="0.0100428228697346" calcext:value-type="float">
            <text:p>0.0100428228697346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219162" calcext:value-type="float">
            <text:p>0.00219162</text:p>
          </table:table-cell>
          <table:table-cell table:formula="of:=SQRT([.A49])" office:value-type="float" office:value="0.758287544405155" calcext:value-type="float">
            <text:p>0.758287544405155</text:p>
          </table:table-cell>
          <table:table-cell table:formula="of:=[.B49]^(1-[.$C49])" office:value-type="float" office:value="0.227630178937837" calcext:value-type="float">
            <text:p>0.227630178937837</text:p>
          </table:table-cell>
          <table:table-cell table:formula="of:=-[.$A49]^6+(1/4)*[.$A49]^5-3*[.$A49]^4+4*[.$A49]^3-3*[.$A49]^2+(7/8)*[.$A49]" office:value-type="float" office:value="-0.00439586938476555" calcext:value-type="float">
            <text:p>-0.00439586938476555</text:p>
          </table:table-cell>
          <table:table-cell table:formula="of:=[.D49]+[.E49]-0.0263197950537677" office:value-type="float" office:value="0.196914514499304" calcext:value-type="float">
            <text:p>0.196914514499304</text:p>
          </table:table-cell>
          <table:table-cell table:formula="of:=IF([.F49]&gt;0;IF([.F49]&gt;1; 1; [.F49]^(1/(1-[.$C49])));0)" office:value-type="float" office:value="0.00120315923390449" calcext:value-type="float">
            <text:p>0.00120315923390449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694408" calcext:value-type="float">
            <text:p>0.0694408</text:p>
          </table:table-cell>
          <table:table-cell table:formula="of:=SQRT([.A50])" office:value-type="float" office:value="0.651920240520265" calcext:value-type="float">
            <text:p>0.651920240520265</text:p>
          </table:table-cell>
          <table:table-cell table:formula="of:=[.B50]^(1-[.$C50])" office:value-type="float" office:value="0.395175060813066" calcext:value-type="float">
            <text:p>0.395175060813066</text:p>
          </table:table-cell>
          <table:table-cell table:formula="of:=-[.$A50]^6+(1/4)*[.$A50]^5-3*[.$A50]^4+4*[.$A50]^3-3*[.$A50]^2+(7/8)*[.$A50]" office:value-type="float" office:value="0.048545737060547" calcext:value-type="float">
            <text:p>0.048545737060547</text:p>
          </table:table-cell>
          <table:table-cell table:formula="of:=[.D50]+[.E50]-0.0263197950537677" office:value-type="float" office:value="0.417401002819846" calcext:value-type="float">
            <text:p>0.417401002819846</text:p>
          </table:table-cell>
          <table:table-cell table:formula="of:=IF([.F50]&gt;0;IF([.F50]&gt;1; 1; [.F50]^(1/(1-[.$C50])));0)" office:value-type="float" office:value="0.0812617755985754" calcext:value-type="float">
            <text:p>0.0812617755985754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275003" calcext:value-type="float">
            <text:p>0.0275003</text:p>
          </table:table-cell>
          <table:table-cell table:formula="of:=SQRT([.A51])" office:value-type="float" office:value="0.724568837309472" calcext:value-type="float">
            <text:p>0.724568837309472</text:p>
          </table:table-cell>
          <table:table-cell table:formula="of:=[.B51]^(1-[.$C51])" office:value-type="float" office:value="0.371659205537379" calcext:value-type="float">
            <text:p>0.371659205537379</text:p>
          </table:table-cell>
          <table:table-cell table:formula="of:=-[.$A51]^6+(1/4)*[.$A51]^5-3*[.$A51]^4+4*[.$A51]^3-3*[.$A51]^2+(7/8)*[.$A51]" office:value-type="float" office:value="0.0143150222167969" calcext:value-type="float">
            <text:p>0.0143150222167969</text:p>
          </table:table-cell>
          <table:table-cell table:formula="of:=[.D51]+[.E51]-0.0263197950537677" office:value-type="float" office:value="0.359654432700408" calcext:value-type="float">
            <text:p>0.359654432700408</text:p>
          </table:table-cell>
          <table:table-cell table:formula="of:=IF([.F51]&gt;0;IF([.F51]&gt;1; 1; [.F51]^(1/(1-[.$C51])));0)" office:value-type="float" office:value="0.0244098976765221" calcext:value-type="float">
            <text:p>0.0244098976765221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515591" calcext:value-type="float">
            <text:p>0.00515591</text:p>
          </table:table-cell>
          <table:table-cell table:formula="of:=SQRT([.A52])" office:value-type="float" office:value="0.689202437604511" calcext:value-type="float">
            <text:p>0.689202437604511</text:p>
          </table:table-cell>
          <table:table-cell table:formula="of:=[.B52]^(1-[.$C52])" office:value-type="float" office:value="0.194531561280212" calcext:value-type="float">
            <text:p>0.194531561280212</text:p>
          </table:table-cell>
          <table:table-cell table:formula="of:=-[.$A52]^6+(1/4)*[.$A52]^5-3*[.$A52]^4+4*[.$A52]^3-3*[.$A52]^2+(7/8)*[.$A52]" office:value-type="float" office:value="0.0322485524902343" calcext:value-type="float">
            <text:p>0.0322485524902343</text:p>
          </table:table-cell>
          <table:table-cell table:formula="of:=[.D52]+[.E52]-0.0263197950537677" office:value-type="float" office:value="0.200460318716678" calcext:value-type="float">
            <text:p>0.200460318716678</text:p>
          </table:table-cell>
          <table:table-cell table:formula="of:=IF([.F52]&gt;0;IF([.F52]&gt;1; 1; [.F52]^(1/(1-[.$C52])));0)" office:value-type="float" office:value="0.00567879996588154" calcext:value-type="float">
            <text:p>0.00567879996588154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05643" calcext:value-type="float">
            <text:p>0.0205643</text:p>
          </table:table-cell>
          <table:table-cell table:formula="of:=SQRT([.A53])" office:value-type="float" office:value="0.632455532033676" calcext:value-type="float">
            <text:p>0.632455532033676</text:p>
          </table:table-cell>
          <table:table-cell table:formula="of:=[.B53]^(1-[.$C53])" office:value-type="float" office:value="0.239880175118731" calcext:value-type="float">
            <text:p>0.239880175118731</text:p>
          </table:table-cell>
          <table:table-cell table:formula="of:=-[.$A53]^6+(1/4)*[.$A53]^5-3*[.$A53]^4+4*[.$A53]^3-3*[.$A53]^2+(7/8)*[.$A53]" office:value-type="float" office:value="0.055856" calcext:value-type="float">
            <text:p>0.055856</text:p>
          </table:table-cell>
          <table:table-cell table:formula="of:=[.D53]+[.E53]-0.0263197950537677" office:value-type="float" office:value="0.269416380064963" calcext:value-type="float">
            <text:p>0.269416380064963</text:p>
          </table:table-cell>
          <table:table-cell table:formula="of:=IF([.F53]&gt;0;IF([.F53]&gt;1; 1; [.F53]^(1/(1-[.$C53])));0)" office:value-type="float" office:value="0.0282046579448037" calcext:value-type="float">
            <text:p>0.0282046579448037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52693" calcext:value-type="float">
            <text:p>0.0652693</text:p>
          </table:table-cell>
          <table:table-cell table:formula="of:=SQRT([.A54])" office:value-type="float" office:value="0.632455532033676" calcext:value-type="float">
            <text:p>0.632455532033676</text:p>
          </table:table-cell>
          <table:table-cell table:formula="of:=[.B54]^(1-[.$C54])" office:value-type="float" office:value="0.366735400166075" calcext:value-type="float">
            <text:p>0.366735400166075</text:p>
          </table:table-cell>
          <table:table-cell table:formula="of:=-[.$A54]^6+(1/4)*[.$A54]^5-3*[.$A54]^4+4*[.$A54]^3-3*[.$A54]^2+(7/8)*[.$A54]" office:value-type="float" office:value="0.055856" calcext:value-type="float">
            <text:p>0.055856</text:p>
          </table:table-cell>
          <table:table-cell table:formula="of:=[.D54]+[.E54]-0.0263197950537677" office:value-type="float" office:value="0.396271605112307" calcext:value-type="float">
            <text:p>0.396271605112307</text:p>
          </table:table-cell>
          <table:table-cell table:formula="of:=IF([.F54]&gt;0;IF([.F54]&gt;1; 1; [.F54]^(1/(1-[.$C54])));0)" office:value-type="float" office:value="0.0805815511655166" calcext:value-type="float">
            <text:p>0.0805815511655166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28406" calcext:value-type="float">
            <text:p>1.28E-05</text:p>
          </table:table-cell>
          <table:table-cell table:formula="of:=SQRT([.A55])" office:value-type="float" office:value="0.821583836257749" calcext:value-type="float">
            <text:p>0.821583836257749</text:p>
          </table:table-cell>
          <table:table-cell table:formula="of:=[.B55]^(1-[.$C55])" office:value-type="float" office:value="0.13405794479369" calcext:value-type="float">
            <text:p>0.13405794479369</text:p>
          </table:table-cell>
          <table:table-cell table:formula="of:=-[.$A55]^6+(1/4)*[.$A55]^5-3*[.$A55]^4+4*[.$A55]^3-3*[.$A55]^2+(7/8)*[.$A55]" office:value-type="float" office:value="-0.0392283303222658" calcext:value-type="float">
            <text:p>-0.0392283303222658</text:p>
          </table:table-cell>
          <table:table-cell table:formula="of:=[.D55]+[.E55]-0.0263197950537677" office:value-type="float" office:value="0.068509819417657" calcext:value-type="float">
            <text:p>0.068509819417657</text:p>
          </table:table-cell>
          <table:table-cell table:formula="of:=IF([.F55]&gt;0;IF([.F55]&gt;1; 1; [.F55]^(1/(1-[.$C55])));0)" office:value-type="float" office:value="0.00000029822361650832" calcext:value-type="float">
            <text:p>2.98223616508323E-07</text:p>
          </table:table-cell>
          <table:table-cell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871845" calcext:value-type="float">
            <text:p>0.0871845</text:p>
          </table:table-cell>
          <table:table-cell table:formula="of:=SQRT([.A56])" office:value-type="float" office:value="0.570087712549569" calcext:value-type="float">
            <text:p>0.570087712549569</text:p>
          </table:table-cell>
          <table:table-cell table:formula="of:=[.B56]^(1-[.$C56])" office:value-type="float" office:value="0.350333628892242" calcext:value-type="float">
            <text:p>0.350333628892242</text:p>
          </table:table-cell>
          <table:table-cell table:formula="of:=-[.$A56]^6+(1/4)*[.$A56]^5-3*[.$A56]^4+4*[.$A56]^3-3*[.$A56]^2+(7/8)*[.$A56]" office:value-type="float" office:value="0.0734274753417968" calcext:value-type="float">
            <text:p>0.0734274753417968</text:p>
          </table:table-cell>
          <table:table-cell table:formula="of:=[.D56]+[.E56]-0.0263197950537677" office:value-type="float" office:value="0.397441309180271" calcext:value-type="float">
            <text:p>0.397441309180271</text:p>
          </table:table-cell>
          <table:table-cell table:formula="of:=IF([.F56]&gt;0;IF([.F56]&gt;1; 1; [.F56]^(1/(1-[.$C56])));0)" office:value-type="float" office:value="0.116919411366733" calcext:value-type="float">
            <text:p>0.116919411366733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167266" calcext:value-type="float">
            <text:p>0.00167266</text:p>
          </table:table-cell>
          <table:table-cell table:formula="of:=SQRT([.A57])" office:value-type="float" office:value="0.790569415042095" calcext:value-type="float">
            <text:p>0.790569415042095</text:p>
          </table:table-cell>
          <table:table-cell table:formula="of:=[.B57]^(1-[.$C57])" office:value-type="float" office:value="0.262117878595223" calcext:value-type="float">
            <text:p>0.262117878595223</text:p>
          </table:table-cell>
          <table:table-cell table:formula="of:=-[.$A57]^6+(1/4)*[.$A57]^5-3*[.$A57]^4+4*[.$A57]^3-3*[.$A57]^2+(7/8)*[.$A57]" office:value-type="float" office:value="-0.0227546691894531" calcext:value-type="float">
            <text:p>-0.0227546691894531</text:p>
          </table:table-cell>
          <table:table-cell table:formula="of:=[.D57]+[.E57]-0.0263197950537677" office:value-type="float" office:value="0.213043414352002" calcext:value-type="float">
            <text:p>0.213043414352002</text:p>
          </table:table-cell>
          <table:table-cell table:formula="of:=IF([.F57]&gt;0;IF([.F57]&gt;1; 1; [.F57]^(1/(1-[.$C57])));0)" office:value-type="float" office:value="0.000621634031395765" calcext:value-type="float">
            <text:p>0.000621634031395765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818757" calcext:value-type="float">
            <text:p>0.00818757</text:p>
          </table:table-cell>
          <table:table-cell table:formula="of:=SQRT([.A58])" office:value-type="float" office:value="0.741619848709566" calcext:value-type="float">
            <text:p>0.741619848709566</text:p>
          </table:table-cell>
          <table:table-cell table:formula="of:=[.B58]^(1-[.$C58])" office:value-type="float" office:value="0.288935350496816" calcext:value-type="float">
            <text:p>0.288935350496816</text:p>
          </table:table-cell>
          <table:table-cell table:formula="of:=-[.$A58]^6+(1/4)*[.$A58]^5-3*[.$A58]^4+4*[.$A58]^3-3*[.$A58]^2+(7/8)*[.$A58]" office:value-type="float" office:value="0.004994" calcext:value-type="float">
            <text:p>0.004994</text:p>
          </table:table-cell>
          <table:table-cell table:formula="of:=[.D58]+[.E58]-0.0263197950537677" office:value-type="float" office:value="0.267609555443048" calcext:value-type="float">
            <text:p>0.267609555443048</text:p>
          </table:table-cell>
          <table:table-cell table:formula="of:=IF([.F58]&gt;0;IF([.F58]&gt;1; 1; [.F58]^(1/(1-[.$C58])));0)" office:value-type="float" office:value="0.00608525500731956" calcext:value-type="float">
            <text:p>0.00608525500731956</text:p>
          </table:table-cell>
          <table:table-cell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175873" calcext:value-type="float">
            <text:p>0.00175873</text:p>
          </table:table-cell>
          <table:table-cell table:formula="of:=SQRT([.A59])" office:value-type="float" office:value="0.612372435695794" calcext:value-type="float">
            <text:p>0.612372435695794</text:p>
          </table:table-cell>
          <table:table-cell table:formula="of:=[.B59]^(1-[.$C59])" office:value-type="float" office:value="0.085538821947722" calcext:value-type="float">
            <text:p>0.085538821947722</text:p>
          </table:table-cell>
          <table:table-cell table:formula="of:=-[.$A59]^6+(1/4)*[.$A59]^5-3*[.$A59]^4+4*[.$A59]^3-3*[.$A59]^2+(7/8)*[.$A59]" office:value-type="float" office:value="0.0624961853027344" calcext:value-type="float">
            <text:p>0.0624961853027344</text:p>
          </table:table-cell>
          <table:table-cell table:formula="of:=[.D59]+[.E59]-0.0263197950537677" office:value-type="float" office:value="0.121715212196689" calcext:value-type="float">
            <text:p>0.121715212196689</text:p>
          </table:table-cell>
          <table:table-cell table:formula="of:=IF([.F59]&gt;0;IF([.F59]&gt;1; 1; [.F59]^(1/(1-[.$C59])));0)" office:value-type="float" office:value="0.00436894345619137" calcext:value-type="float">
            <text:p>0.00436894345619137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672891" calcext:value-type="float">
            <text:p>0.0672891</text:p>
          </table:table-cell>
          <table:table-cell table:formula="of:=SQRT([.A60])" office:value-type="float" office:value="0.689202437604511" calcext:value-type="float">
            <text:p>0.689202437604511</text:p>
          </table:table-cell>
          <table:table-cell table:formula="of:=[.B60]^(1-[.$C60])" office:value-type="float" office:value="0.43224310657291" calcext:value-type="float">
            <text:p>0.43224310657291</text:p>
          </table:table-cell>
          <table:table-cell table:formula="of:=-[.$A60]^6+(1/4)*[.$A60]^5-3*[.$A60]^4+4*[.$A60]^3-3*[.$A60]^2+(7/8)*[.$A60]" office:value-type="float" office:value="0.0322485524902343" calcext:value-type="float">
            <text:p>0.0322485524902343</text:p>
          </table:table-cell>
          <table:table-cell table:formula="of:=[.D60]+[.E60]-0.0263197950537677" office:value-type="float" office:value="0.438171864009377" calcext:value-type="float">
            <text:p>0.438171864009377</text:p>
          </table:table-cell>
          <table:table-cell table:formula="of:=IF([.F60]&gt;0;IF([.F60]&gt;1; 1; [.F60]^(1/(1-[.$C60])));0)" office:value-type="float" office:value="0.0703041466448709" calcext:value-type="float">
            <text:p>0.0703041466448709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401589" calcext:value-type="float">
            <text:p>0.000401589</text:p>
          </table:table-cell>
          <table:table-cell table:formula="of:=SQRT([.A61])" office:value-type="float" office:value="0.85146931829632" calcext:value-type="float">
            <text:p>0.85146931829632</text:p>
          </table:table-cell>
          <table:table-cell table:formula="of:=[.B61]^(1-[.$C61])" office:value-type="float" office:value="0.313009412061807" calcext:value-type="float">
            <text:p>0.313009412061807</text:p>
          </table:table-cell>
          <table:table-cell table:formula="of:=-[.$A61]^6+(1/4)*[.$A61]^5-3*[.$A61]^4+4*[.$A61]^3-3*[.$A61]^2+(7/8)*[.$A61]" office:value-type="float" office:value="-0.0517358371582032" calcext:value-type="float">
            <text:p>-0.0517358371582032</text:p>
          </table:table-cell>
          <table:table-cell table:formula="of:=[.D61]+[.E61]-0.0263197950537677" office:value-type="float" office:value="0.234953779849836" calcext:value-type="float">
            <text:p>0.234953779849836</text:p>
          </table:table-cell>
          <table:table-cell table:formula="of:=IF([.F61]&gt;0;IF([.F61]&gt;1; 1; [.F61]^(1/(1-[.$C61])));0)" office:value-type="float" office:value="0.0000582192320432903" calcext:value-type="float">
            <text:p>5.82192320432903E-05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709697" calcext:value-type="float">
            <text:p>0.0709697</text:p>
          </table:table-cell>
          <table:table-cell table:formula="of:=SQRT([.A62])" office:value-type="float" office:value="0.591607978309962" calcext:value-type="float">
            <text:p>0.591607978309962</text:p>
          </table:table-cell>
          <table:table-cell table:formula="of:=[.B62]^(1-[.$C62])" office:value-type="float" office:value="0.339459031019125" calcext:value-type="float">
            <text:p>0.339459031019125</text:p>
          </table:table-cell>
          <table:table-cell table:formula="of:=-[.$A62]^6+(1/4)*[.$A62]^5-3*[.$A62]^4+4*[.$A62]^3-3*[.$A62]^2+(7/8)*[.$A62]" office:value-type="float" office:value="0.0683825625" calcext:value-type="float">
            <text:p>0.0683825625</text:p>
          </table:table-cell>
          <table:table-cell table:formula="of:=[.D62]+[.E62]-0.0263197950537677" office:value-type="float" office:value="0.381521798465358" calcext:value-type="float">
            <text:p>0.381521798465358</text:p>
          </table:table-cell>
          <table:table-cell table:formula="of:=IF([.F62]&gt;0;IF([.F62]&gt;1; 1; [.F62]^(1/(1-[.$C62])));0)" office:value-type="float" office:value="0.0944706105163388" calcext:value-type="float">
            <text:p>0.0944706105163388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00756875" calcext:value-type="float">
            <text:p>7.57E-09</text:p>
          </table:table-cell>
          <table:table-cell table:formula="of:=SQRT([.A63])" office:value-type="float" office:value="0.806225774829855" calcext:value-type="float">
            <text:p>0.806225774829855</text:p>
          </table:table-cell>
          <table:table-cell table:formula="of:=[.B63]^(1-[.$C63])" office:value-type="float" office:value="0.0266909602847549" calcext:value-type="float">
            <text:p>0.0266909602847549</text:p>
          </table:table-cell>
          <table:table-cell table:formula="of:=-[.$A63]^6+(1/4)*[.$A63]^5-3*[.$A63]^4+4*[.$A63]^3-3*[.$A63]^2+(7/8)*[.$A63]" office:value-type="float" office:value="-0.0313425937500001" calcext:value-type="float">
            <text:p>-0.0313425937500001</text:p>
          </table:table-cell>
          <table:table-cell table:formula="of:=[.D63]+[.E63]-0.0263197950537677" office:value-type="float" office:value="-0.0309714285190129" calcext:value-type="float">
            <text:p>-0.0309714285190129</text:p>
          </table:table-cell>
          <table:table-cell table:formula="of:=IF([.F63]&gt;0;IF([.F63]&gt;1; 1; [.F63]^(1/(1-[.$C6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520719" calcext:value-type="float">
            <text:p>0.0520719</text:p>
          </table:table-cell>
          <table:table-cell table:formula="of:=SQRT([.A64])" office:value-type="float" office:value="0.632455532033676" calcext:value-type="float">
            <text:p>0.632455532033676</text:p>
          </table:table-cell>
          <table:table-cell table:formula="of:=[.B64]^(1-[.$C64])" office:value-type="float" office:value="0.337516251034859" calcext:value-type="float">
            <text:p>0.337516251034859</text:p>
          </table:table-cell>
          <table:table-cell table:formula="of:=-[.$A64]^6+(1/4)*[.$A64]^5-3*[.$A64]^4+4*[.$A64]^3-3*[.$A64]^2+(7/8)*[.$A64]" office:value-type="float" office:value="0.055856" calcext:value-type="float">
            <text:p>0.055856</text:p>
          </table:table-cell>
          <table:table-cell table:formula="of:=[.D64]+[.E64]-0.0263197950537677" office:value-type="float" office:value="0.367052455981092" calcext:value-type="float">
            <text:p>0.367052455981092</text:p>
          </table:table-cell>
          <table:table-cell table:formula="of:=IF([.F64]&gt;0;IF([.F64]&gt;1; 1; [.F64]^(1/(1-[.$C64])));0)" office:value-type="float" office:value="0.0654229402275309" calcext:value-type="float">
            <text:p>0.0654229402275309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08027" calcext:value-type="float">
            <text:p>0.0108027</text:p>
          </table:table-cell>
          <table:table-cell table:formula="of:=SQRT([.A65])" office:value-type="float" office:value="0.707106781186548" calcext:value-type="float">
            <text:p>0.707106781186548</text:p>
          </table:table-cell>
          <table:table-cell table:formula="of:=[.B65]^(1-[.$C65])" office:value-type="float" office:value="0.26548192021357" calcext:value-type="float">
            <text:p>0.26548192021357</text:p>
          </table:table-cell>
          <table:table-cell table:formula="of:=-[.$A65]^6+(1/4)*[.$A65]^5-3*[.$A65]^4+4*[.$A65]^3-3*[.$A65]^2+(7/8)*[.$A65]" office:value-type="float" office:value="0.0234375" calcext:value-type="float">
            <text:p>0.0234375</text:p>
          </table:table-cell>
          <table:table-cell table:formula="of:=[.D65]+[.E65]-0.0263197950537677" office:value-type="float" office:value="0.262599625159803" calcext:value-type="float">
            <text:p>0.262599625159803</text:p>
          </table:table-cell>
          <table:table-cell table:formula="of:=IF([.F65]&gt;0;IF([.F65]&gt;1; 1; [.F65]^(1/(1-[.$C65])));0)" office:value-type="float" office:value="0.0104074910654228" calcext:value-type="float">
            <text:p>0.0104074910654228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879649" calcext:value-type="float">
            <text:p>0.0879649</text:p>
          </table:table-cell>
          <table:table-cell table:formula="of:=SQRT([.A66])" office:value-type="float" office:value="0.591607978309962" calcext:value-type="float">
            <text:p>0.591607978309962</text:p>
          </table:table-cell>
          <table:table-cell table:formula="of:=[.B66]^(1-[.$C66])" office:value-type="float" office:value="0.370564990937473" calcext:value-type="float">
            <text:p>0.370564990937473</text:p>
          </table:table-cell>
          <table:table-cell table:formula="of:=-[.$A66]^6+(1/4)*[.$A66]^5-3*[.$A66]^4+4*[.$A66]^3-3*[.$A66]^2+(7/8)*[.$A66]" office:value-type="float" office:value="0.0683825625" calcext:value-type="float">
            <text:p>0.0683825625</text:p>
          </table:table-cell>
          <table:table-cell table:formula="of:=[.D66]+[.E66]-0.0263197950537677" office:value-type="float" office:value="0.412627758383706" calcext:value-type="float">
            <text:p>0.412627758383706</text:p>
          </table:table-cell>
          <table:table-cell table:formula="of:=IF([.F66]&gt;0;IF([.F66]&gt;1; 1; [.F66]^(1/(1-[.$C66])));0)" office:value-type="float" office:value="0.114457897588538" calcext:value-type="float">
            <text:p>0.114457897588538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404542" calcext:value-type="float">
            <text:p>0.0404542</text:p>
          </table:table-cell>
          <table:table-cell table:formula="of:=SQRT([.A67])" office:value-type="float" office:value="0.591607978309962" calcext:value-type="float">
            <text:p>0.591607978309962</text:p>
          </table:table-cell>
          <table:table-cell table:formula="of:=[.B67]^(1-[.$C67])" office:value-type="float" office:value="0.269832995948073" calcext:value-type="float">
            <text:p>0.269832995948073</text:p>
          </table:table-cell>
          <table:table-cell table:formula="of:=-[.$A67]^6+(1/4)*[.$A67]^5-3*[.$A67]^4+4*[.$A67]^3-3*[.$A67]^2+(7/8)*[.$A67]" office:value-type="float" office:value="0.0683825625" calcext:value-type="float">
            <text:p>0.0683825625</text:p>
          </table:table-cell>
          <table:table-cell table:formula="of:=[.D67]+[.E67]-0.0263197950537677" office:value-type="float" office:value="0.311895763394305" calcext:value-type="float">
            <text:p>0.311895763394305</text:p>
          </table:table-cell>
          <table:table-cell table:formula="of:=IF([.F67]&gt;0;IF([.F67]&gt;1; 1; [.F67]^(1/(1-[.$C67])));0)" office:value-type="float" office:value="0.0576789846637683" calcext:value-type="float">
            <text:p>0.0576789846637683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285807" calcext:value-type="float">
            <text:p>0.0285807</text:p>
          </table:table-cell>
          <table:table-cell table:formula="of:=SQRT([.A68])" office:value-type="float" office:value="0.591607978309962" calcext:value-type="float">
            <text:p>0.591607978309962</text:p>
          </table:table-cell>
          <table:table-cell table:formula="of:=[.B68]^(1-[.$C68])" office:value-type="float" office:value="0.234138307408289" calcext:value-type="float">
            <text:p>0.234138307408289</text:p>
          </table:table-cell>
          <table:table-cell table:formula="of:=-[.$A68]^6+(1/4)*[.$A68]^5-3*[.$A68]^4+4*[.$A68]^3-3*[.$A68]^2+(7/8)*[.$A68]" office:value-type="float" office:value="0.0683825625" calcext:value-type="float">
            <text:p>0.0683825625</text:p>
          </table:table-cell>
          <table:table-cell table:formula="of:=[.D68]+[.E68]-0.0263197950537677" office:value-type="float" office:value="0.276201074854521" calcext:value-type="float">
            <text:p>0.276201074854521</text:p>
          </table:table-cell>
          <table:table-cell table:formula="of:=IF([.F68]&gt;0;IF([.F68]&gt;1; 1; [.F68]^(1/(1-[.$C68])));0)" office:value-type="float" office:value="0.0428320609642151" calcext:value-type="float">
            <text:p>0.0428320609642151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713903" calcext:value-type="float">
            <text:p>0.0713903</text:p>
          </table:table-cell>
          <table:table-cell table:formula="of:=SQRT([.A69])" office:value-type="float" office:value="0.632455532033676" calcext:value-type="float">
            <text:p>0.632455532033676</text:p>
          </table:table-cell>
          <table:table-cell table:formula="of:=[.B69]^(1-[.$C69])" office:value-type="float" office:value="0.379019393414975" calcext:value-type="float">
            <text:p>0.379019393414975</text:p>
          </table:table-cell>
          <table:table-cell table:formula="of:=-[.$A69]^6+(1/4)*[.$A69]^5-3*[.$A69]^4+4*[.$A69]^3-3*[.$A69]^2+(7/8)*[.$A69]" office:value-type="float" office:value="0.055856" calcext:value-type="float">
            <text:p>0.055856</text:p>
          </table:table-cell>
          <table:table-cell table:formula="of:=[.D69]+[.E69]-0.0263197950537677" office:value-type="float" office:value="0.408555598361208" calcext:value-type="float">
            <text:p>0.408555598361208</text:p>
          </table:table-cell>
          <table:table-cell table:formula="of:=IF([.F69]&gt;0;IF([.F69]&gt;1; 1; [.F69]^(1/(1-[.$C69])));0)" office:value-type="float" office:value="0.087560458175325" calcext:value-type="float">
            <text:p>0.087560458175325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44059" calcext:value-type="float">
            <text:p>0.0144059</text:p>
          </table:table-cell>
          <table:table-cell table:formula="of:=SQRT([.A70])" office:value-type="float" office:value="0.741619848709566" calcext:value-type="float">
            <text:p>0.741619848709566</text:p>
          </table:table-cell>
          <table:table-cell table:formula="of:=[.B70]^(1-[.$C70])" office:value-type="float" office:value="0.334351586953399" calcext:value-type="float">
            <text:p>0.334351586953399</text:p>
          </table:table-cell>
          <table:table-cell table:formula="of:=-[.$A70]^6+(1/4)*[.$A70]^5-3*[.$A70]^4+4*[.$A70]^3-3*[.$A70]^2+(7/8)*[.$A70]" office:value-type="float" office:value="0.004994" calcext:value-type="float">
            <text:p>0.004994</text:p>
          </table:table-cell>
          <table:table-cell table:formula="of:=[.D70]+[.E70]-0.0263197950537677" office:value-type="float" office:value="0.313025791899631" calcext:value-type="float">
            <text:p>0.313025791899631</text:p>
          </table:table-cell>
          <table:table-cell table:formula="of:=IF([.F70]&gt;0;IF([.F70]&gt;1; 1; [.F70]^(1/(1-[.$C70])));0)" office:value-type="float" office:value="0.0111624810154827" calcext:value-type="float">
            <text:p>0.0111624810154827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367097" calcext:value-type="float">
            <text:p>0.0367097</text:p>
          </table:table-cell>
          <table:table-cell table:formula="of:=SQRT([.A71])" office:value-type="float" office:value="0.758287544405155" calcext:value-type="float">
            <text:p>0.758287544405155</text:p>
          </table:table-cell>
          <table:table-cell table:formula="of:=[.B71]^(1-[.$C71])" office:value-type="float" office:value="0.449872712521821" calcext:value-type="float">
            <text:p>0.449872712521821</text:p>
          </table:table-cell>
          <table:table-cell table:formula="of:=-[.$A71]^6+(1/4)*[.$A71]^5-3*[.$A71]^4+4*[.$A71]^3-3*[.$A71]^2+(7/8)*[.$A71]" office:value-type="float" office:value="-0.00439586938476555" calcext:value-type="float">
            <text:p>-0.00439586938476555</text:p>
          </table:table-cell>
          <table:table-cell table:formula="of:=[.D71]+[.E71]-0.0263197950537677" office:value-type="float" office:value="0.419157048083288" calcext:value-type="float">
            <text:p>0.419157048083288</text:p>
          </table:table-cell>
          <table:table-cell table:formula="of:=IF([.F71]&gt;0;IF([.F71]&gt;1; 1; [.F71]^(1/(1-[.$C71])));0)" office:value-type="float" office:value="0.0273978913027325" calcext:value-type="float">
            <text:p>0.0273978913027325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0647374" calcext:value-type="float">
            <text:p>0.000647374</text:p>
          </table:table-cell>
          <table:table-cell table:formula="of:=SQRT([.A72])" office:value-type="float" office:value="0.651920240520265" calcext:value-type="float">
            <text:p>0.651920240520265</text:p>
          </table:table-cell>
          <table:table-cell table:formula="of:=[.B72]^(1-[.$C72])" office:value-type="float" office:value="0.0776296606162443" calcext:value-type="float">
            <text:p>0.0776296606162443</text:p>
          </table:table-cell>
          <table:table-cell table:formula="of:=-[.$A72]^6+(1/4)*[.$A72]^5-3*[.$A72]^4+4*[.$A72]^3-3*[.$A72]^2+(7/8)*[.$A72]" office:value-type="float" office:value="0.048545737060547" calcext:value-type="float">
            <text:p>0.048545737060547</text:p>
          </table:table-cell>
          <table:table-cell table:formula="of:=[.D72]+[.E72]-0.0263197950537677" office:value-type="float" office:value="0.0998556026230236" calcext:value-type="float">
            <text:p>0.0998556026230236</text:p>
          </table:table-cell>
          <table:table-cell table:formula="of:=IF([.F72]&gt;0;IF([.F72]&gt;1; 1; [.F72]^(1/(1-[.$C72])));0)" office:value-type="float" office:value="0.00133441927046822" calcext:value-type="float">
            <text:p>0.00133441927046822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00723" calcext:value-type="float">
            <text:p>0.0100723</text:p>
          </table:table-cell>
          <table:table-cell table:formula="of:=SQRT([.A73])" office:value-type="float" office:value="0.670820393249937" calcext:value-type="float">
            <text:p>0.670820393249937</text:p>
          </table:table-cell>
          <table:table-cell table:formula="of:=[.B73]^(1-[.$C73])" office:value-type="float" office:value="0.220125662036018" calcext:value-type="float">
            <text:p>0.220125662036018</text:p>
          </table:table-cell>
          <table:table-cell table:formula="of:=-[.$A73]^6+(1/4)*[.$A73]^5-3*[.$A73]^4+4*[.$A73]^3-3*[.$A73]^2+(7/8)*[.$A73]" office:value-type="float" office:value="0.04064821875" calcext:value-type="float">
            <text:p>0.04064821875</text:p>
          </table:table-cell>
          <table:table-cell table:formula="of:=[.D73]+[.E73]-0.0263197950537677" office:value-type="float" office:value="0.234454085732251" calcext:value-type="float">
            <text:p>0.234454085732251</text:p>
          </table:table-cell>
          <table:table-cell table:formula="of:=IF([.F73]&gt;0;IF([.F73]&gt;1; 1; [.F73]^(1/(1-[.$C73])));0)" office:value-type="float" office:value="0.0121990718824363" calcext:value-type="float">
            <text:p>0.0121990718824363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468202" calcext:value-type="float">
            <text:p>0.000468202</text:p>
          </table:table-cell>
          <table:table-cell table:formula="of:=SQRT([.A74])" office:value-type="float" office:value="0.707106781186548" calcext:value-type="float">
            <text:p>0.707106781186548</text:p>
          </table:table-cell>
          <table:table-cell table:formula="of:=[.B74]^(1-[.$C74])" office:value-type="float" office:value="0.105874770415385" calcext:value-type="float">
            <text:p>0.105874770415385</text:p>
          </table:table-cell>
          <table:table-cell table:formula="of:=-[.$A74]^6+(1/4)*[.$A74]^5-3*[.$A74]^4+4*[.$A74]^3-3*[.$A74]^2+(7/8)*[.$A74]" office:value-type="float" office:value="0.0234375" calcext:value-type="float">
            <text:p>0.0234375</text:p>
          </table:table-cell>
          <table:table-cell table:formula="of:=[.D74]+[.E74]-0.0263197950537677" office:value-type="float" office:value="0.102992475361617" calcext:value-type="float">
            <text:p>0.102992475361617</text:p>
          </table:table-cell>
          <table:table-cell table:formula="of:=IF([.F74]&gt;0;IF([.F74]&gt;1; 1; [.F74]^(1/(1-[.$C74])));0)" office:value-type="float" office:value="0.000426095685478048" calcext:value-type="float">
            <text:p>0.000426095685478048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5998" calcext:value-type="float">
            <text:p>0.15998</text:p>
          </table:table-cell>
          <table:table-cell table:formula="of:=SQRT([.A75])" office:value-type="float" office:value="0.547722557505166" calcext:value-type="float">
            <text:p>0.547722557505166</text:p>
          </table:table-cell>
          <table:table-cell table:formula="of:=[.B75]^(1-[.$C75])" office:value-type="float" office:value="0.436532785829979" calcext:value-type="float">
            <text:p>0.436532785829979</text:p>
          </table:table-cell>
          <table:table-cell table:formula="of:=-[.$A75]^6+(1/4)*[.$A75]^5-3*[.$A75]^4+4*[.$A75]^3-3*[.$A75]^2+(7/8)*[.$A75]" office:value-type="float" office:value="0.0775365" calcext:value-type="float">
            <text:p>0.0775365</text:p>
          </table:table-cell>
          <table:table-cell table:formula="of:=[.D75]+[.E75]-0.0263197950537677" office:value-type="float" office:value="0.487749490776211" calcext:value-type="float">
            <text:p>0.487749490776211</text:p>
          </table:table-cell>
          <table:table-cell table:formula="of:=IF([.F75]&gt;0;IF([.F75]&gt;1; 1; [.F75]^(1/(1-[.$C75])));0)" office:value-type="float" office:value="0.204452832393993" calcext:value-type="float">
            <text:p>0.204452832393993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532366" calcext:value-type="float">
            <text:p>0.00532366</text:p>
          </table:table-cell>
          <table:table-cell table:formula="of:=SQRT([.A76])" office:value-type="float" office:value="0.741619848709566" calcext:value-type="float">
            <text:p>0.741619848709566</text:p>
          </table:table-cell>
          <table:table-cell table:formula="of:=[.B76]^(1-[.$C76])" office:value-type="float" office:value="0.258522219708898" calcext:value-type="float">
            <text:p>0.258522219708898</text:p>
          </table:table-cell>
          <table:table-cell table:formula="of:=-[.$A76]^6+(1/4)*[.$A76]^5-3*[.$A76]^4+4*[.$A76]^3-3*[.$A76]^2+(7/8)*[.$A76]" office:value-type="float" office:value="0.004994" calcext:value-type="float">
            <text:p>0.004994</text:p>
          </table:table-cell>
          <table:table-cell table:formula="of:=[.D76]+[.E76]-0.0263197950537677" office:value-type="float" office:value="0.23719642465513" calcext:value-type="float">
            <text:p>0.23719642465513</text:p>
          </table:table-cell>
          <table:table-cell table:formula="of:=IF([.F76]&gt;0;IF([.F76]&gt;1; 1; [.F76]^(1/(1-[.$C76])));0)" office:value-type="float" office:value="0.00381506611029407" calcext:value-type="float">
            <text:p>0.00381506611029407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68481" calcext:value-type="float">
            <text:p>0.0268481</text:p>
          </table:table-cell>
          <table:table-cell table:formula="of:=SQRT([.A77])" office:value-type="float" office:value="0.707106781186548" calcext:value-type="float">
            <text:p>0.707106781186548</text:p>
          </table:table-cell>
          <table:table-cell table:formula="of:=[.B77]^(1-[.$C77])" office:value-type="float" office:value="0.34660868016235" calcext:value-type="float">
            <text:p>0.34660868016235</text:p>
          </table:table-cell>
          <table:table-cell table:formula="of:=-[.$A77]^6+(1/4)*[.$A77]^5-3*[.$A77]^4+4*[.$A77]^3-3*[.$A77]^2+(7/8)*[.$A77]" office:value-type="float" office:value="0.0234375" calcext:value-type="float">
            <text:p>0.0234375</text:p>
          </table:table-cell>
          <table:table-cell table:formula="of:=[.D77]+[.E77]-0.0263197950537677" office:value-type="float" office:value="0.343726385108582" calcext:value-type="float">
            <text:p>0.343726385108582</text:p>
          </table:table-cell>
          <table:table-cell table:formula="of:=IF([.F77]&gt;0;IF([.F77]&gt;1; 1; [.F77]^(1/(1-[.$C77])));0)" office:value-type="float" office:value="0.0260934613599668" calcext:value-type="float">
            <text:p>0.0260934613599668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234262" calcext:value-type="float">
            <text:p>0.00234262</text:p>
          </table:table-cell>
          <table:table-cell table:formula="of:=SQRT([.A78])" office:value-type="float" office:value="0.591607978309962" calcext:value-type="float">
            <text:p>0.591607978309962</text:p>
          </table:table-cell>
          <table:table-cell table:formula="of:=[.B78]^(1-[.$C78])" office:value-type="float" office:value="0.084296049009301" calcext:value-type="float">
            <text:p>0.084296049009301</text:p>
          </table:table-cell>
          <table:table-cell table:formula="of:=-[.$A78]^6+(1/4)*[.$A78]^5-3*[.$A78]^4+4*[.$A78]^3-3*[.$A78]^2+(7/8)*[.$A78]" office:value-type="float" office:value="0.0683825625" calcext:value-type="float">
            <text:p>0.0683825625</text:p>
          </table:table-cell>
          <table:table-cell table:formula="of:=[.D78]+[.E78]-0.0263197950537677" office:value-type="float" office:value="0.126358816455533" calcext:value-type="float">
            <text:p>0.126358816455533</text:p>
          </table:table-cell>
          <table:table-cell table:formula="of:=IF([.F78]&gt;0;IF([.F78]&gt;1; 1; [.F78]^(1/(1-[.$C78])));0)" office:value-type="float" office:value="0.00631199287060088" calcext:value-type="float">
            <text:p>0.00631199287060088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60419" calcext:value-type="float">
            <text:p>0.0160419</text:p>
          </table:table-cell>
          <table:table-cell table:formula="of:=SQRT([.A79])" office:value-type="float" office:value="0.724568837309472" calcext:value-type="float">
            <text:p>0.724568837309472</text:p>
          </table:table-cell>
          <table:table-cell table:formula="of:=[.B79]^(1-[.$C79])" office:value-type="float" office:value="0.320384516632503" calcext:value-type="float">
            <text:p>0.320384516632503</text:p>
          </table:table-cell>
          <table:table-cell table:formula="of:=-[.$A79]^6+(1/4)*[.$A79]^5-3*[.$A79]^4+4*[.$A79]^3-3*[.$A79]^2+(7/8)*[.$A79]" office:value-type="float" office:value="0.0143150222167969" calcext:value-type="float">
            <text:p>0.0143150222167969</text:p>
          </table:table-cell>
          <table:table-cell table:formula="of:=[.D79]+[.E79]-0.0263197950537677" office:value-type="float" office:value="0.308379743795532" calcext:value-type="float">
            <text:p>0.308379743795532</text:p>
          </table:table-cell>
          <table:table-cell table:formula="of:=IF([.F79]&gt;0;IF([.F79]&gt;1; 1; [.F79]^(1/(1-[.$C79])));0)" office:value-type="float" office:value="0.0139649269071226" calcext:value-type="float">
            <text:p>0.0139649269071226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25421" calcext:value-type="float">
            <text:p>2.54E-05</text:p>
          </table:table-cell>
          <table:table-cell table:formula="of:=SQRT([.A80])" office:value-type="float" office:value="0.790569415042095" calcext:value-type="float">
            <text:p>0.790569415042095</text:p>
          </table:table-cell>
          <table:table-cell table:formula="of:=[.B80]^(1-[.$C80])" office:value-type="float" office:value="0.109070374638112" calcext:value-type="float">
            <text:p>0.109070374638112</text:p>
          </table:table-cell>
          <table:table-cell table:formula="of:=-[.$A80]^6+(1/4)*[.$A80]^5-3*[.$A80]^4+4*[.$A80]^3-3*[.$A80]^2+(7/8)*[.$A80]" office:value-type="float" office:value="-0.0227546691894531" calcext:value-type="float">
            <text:p>-0.0227546691894531</text:p>
          </table:table-cell>
          <table:table-cell table:formula="of:=[.D80]+[.E80]-0.0263197950537677" office:value-type="float" office:value="0.0599959103948911" calcext:value-type="float">
            <text:p>0.0599959103948911</text:p>
          </table:table-cell>
          <table:table-cell table:formula="of:=IF([.F80]&gt;0;IF([.F80]&gt;1; 1; [.F80]^(1/(1-[.$C80])));0)" office:value-type="float" office:value="0.00000146457623643022" calcext:value-type="float">
            <text:p>1.46457623643022E-06</text:p>
          </table:table-cell>
          <table:table-cell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992246" calcext:value-type="float">
            <text:p>0.00992246</text:p>
          </table:table-cell>
          <table:table-cell table:formula="of:=SQRT([.A81])" office:value-type="float" office:value="0.612372435695794" calcext:value-type="float">
            <text:p>0.612372435695794</text:p>
          </table:table-cell>
          <table:table-cell table:formula="of:=[.B81]^(1-[.$C81])" office:value-type="float" office:value="0.167276310475681" calcext:value-type="float">
            <text:p>0.167276310475681</text:p>
          </table:table-cell>
          <table:table-cell table:formula="of:=-[.$A81]^6+(1/4)*[.$A81]^5-3*[.$A81]^4+4*[.$A81]^3-3*[.$A81]^2+(7/8)*[.$A81]" office:value-type="float" office:value="0.0624961853027344" calcext:value-type="float">
            <text:p>0.0624961853027344</text:p>
          </table:table-cell>
          <table:table-cell table:formula="of:=[.D81]+[.E81]-0.0263197950537677" office:value-type="float" office:value="0.203452700724647" calcext:value-type="float">
            <text:p>0.203452700724647</text:p>
          </table:table-cell>
          <table:table-cell table:formula="of:=IF([.F81]&gt;0;IF([.F81]&gt;1; 1; [.F81]^(1/(1-[.$C81])));0)" office:value-type="float" office:value="0.0164428414630452" calcext:value-type="float">
            <text:p>0.0164428414630452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32144" calcext:value-type="float">
            <text:p>0.0132144</text:p>
          </table:table-cell>
          <table:table-cell table:formula="of:=SQRT([.A82])" office:value-type="float" office:value="0.707106781186548" calcext:value-type="float">
            <text:p>0.707106781186548</text:p>
          </table:table-cell>
          <table:table-cell table:formula="of:=[.B82]^(1-[.$C82])" office:value-type="float" office:value="0.28162262308577" calcext:value-type="float">
            <text:p>0.28162262308577</text:p>
          </table:table-cell>
          <table:table-cell table:formula="of:=-[.$A82]^6+(1/4)*[.$A82]^5-3*[.$A82]^4+4*[.$A82]^3-3*[.$A82]^2+(7/8)*[.$A82]" office:value-type="float" office:value="0.0234375" calcext:value-type="float">
            <text:p>0.0234375</text:p>
          </table:table-cell>
          <table:table-cell table:formula="of:=[.D82]+[.E82]-0.0263197950537677" office:value-type="float" office:value="0.278740328032003" calcext:value-type="float">
            <text:p>0.278740328032003</text:p>
          </table:table-cell>
          <table:table-cell table:formula="of:=IF([.F82]&gt;0;IF([.F82]&gt;1; 1; [.F82]^(1/(1-[.$C82])));0)" office:value-type="float" office:value="0.0127583248526906" calcext:value-type="float">
            <text:p>0.0127583248526906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333667" calcext:value-type="float">
            <text:p>0.0333667</text:p>
          </table:table-cell>
          <table:table-cell table:formula="of:=SQRT([.A83])" office:value-type="float" office:value="0.724568837309472" calcext:value-type="float">
            <text:p>0.724568837309472</text:p>
          </table:table-cell>
          <table:table-cell table:formula="of:=[.B83]^(1-[.$C83])" office:value-type="float" office:value="0.391989517478121" calcext:value-type="float">
            <text:p>0.391989517478121</text:p>
          </table:table-cell>
          <table:table-cell table:formula="of:=-[.$A83]^6+(1/4)*[.$A83]^5-3*[.$A83]^4+4*[.$A83]^3-3*[.$A83]^2+(7/8)*[.$A83]" office:value-type="float" office:value="0.0143150222167969" calcext:value-type="float">
            <text:p>0.0143150222167969</text:p>
          </table:table-cell>
          <table:table-cell table:formula="of:=[.D83]+[.E83]-0.0263197950537677" office:value-type="float" office:value="0.37998474464115" calcext:value-type="float">
            <text:p>0.37998474464115</text:p>
          </table:table-cell>
          <table:table-cell table:formula="of:=IF([.F83]&gt;0;IF([.F83]&gt;1; 1; [.F83]^(1/(1-[.$C83])));0)" office:value-type="float" office:value="0.0298036249073003" calcext:value-type="float">
            <text:p>0.0298036249073003</text:p>
          </table:table-cell>
          <table:table-cell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573484" calcext:value-type="float">
            <text:p>0.00573484</text:p>
          </table:table-cell>
          <table:table-cell table:formula="of:=SQRT([.A84])" office:value-type="float" office:value="0.570087712549569" calcext:value-type="float">
            <text:p>0.570087712549569</text:p>
          </table:table-cell>
          <table:table-cell table:formula="of:=[.B84]^(1-[.$C84])" office:value-type="float" office:value="0.108732848947069" calcext:value-type="float">
            <text:p>0.108732848947069</text:p>
          </table:table-cell>
          <table:table-cell table:formula="of:=-[.$A84]^6+(1/4)*[.$A84]^5-3*[.$A84]^4+4*[.$A84]^3-3*[.$A84]^2+(7/8)*[.$A84]" office:value-type="float" office:value="0.0734274753417968" calcext:value-type="float">
            <text:p>0.0734274753417968</text:p>
          </table:table-cell>
          <table:table-cell table:formula="of:=[.D84]+[.E84]-0.0263197950537677" office:value-type="float" office:value="0.155840529235098" calcext:value-type="float">
            <text:p>0.155840529235098</text:p>
          </table:table-cell>
          <table:table-cell table:formula="of:=IF([.F84]&gt;0;IF([.F84]&gt;1; 1; [.F84]^(1/(1-[.$C84])));0)" office:value-type="float" office:value="0.0132473661028767" calcext:value-type="float">
            <text:p>0.0132473661028767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699998" calcext:value-type="float">
            <text:p>0.0699998</text:p>
          </table:table-cell>
          <table:table-cell table:formula="of:=SQRT([.A85])" office:value-type="float" office:value="0.591607978309962" calcext:value-type="float">
            <text:p>0.591607978309962</text:p>
          </table:table-cell>
          <table:table-cell table:formula="of:=[.B85]^(1-[.$C85])" office:value-type="float" office:value="0.337556711227627" calcext:value-type="float">
            <text:p>0.337556711227627</text:p>
          </table:table-cell>
          <table:table-cell table:formula="of:=-[.$A85]^6+(1/4)*[.$A85]^5-3*[.$A85]^4+4*[.$A85]^3-3*[.$A85]^2+(7/8)*[.$A85]" office:value-type="float" office:value="0.0683825625" calcext:value-type="float">
            <text:p>0.0683825625</text:p>
          </table:table-cell>
          <table:table-cell table:formula="of:=[.D85]+[.E85]-0.0263197950537677" office:value-type="float" office:value="0.379619478673859" calcext:value-type="float">
            <text:p>0.379619478673859</text:p>
          </table:table-cell>
          <table:table-cell table:formula="of:=IF([.F85]&gt;0;IF([.F85]&gt;1; 1; [.F85]^(1/(1-[.$C85])));0)" office:value-type="float" office:value="0.0933213631654304" calcext:value-type="float">
            <text:p>0.0933213631654304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48155" calcext:value-type="float">
            <text:p>0.0248155</text:p>
          </table:table-cell>
          <table:table-cell table:formula="of:=SQRT([.A86])" office:value-type="float" office:value="0.670820393249937" calcext:value-type="float">
            <text:p>0.670820393249937</text:p>
          </table:table-cell>
          <table:table-cell table:formula="of:=[.B86]^(1-[.$C86])" office:value-type="float" office:value="0.296193523646629" calcext:value-type="float">
            <text:p>0.296193523646629</text:p>
          </table:table-cell>
          <table:table-cell table:formula="of:=-[.$A86]^6+(1/4)*[.$A86]^5-3*[.$A86]^4+4*[.$A86]^3-3*[.$A86]^2+(7/8)*[.$A86]" office:value-type="float" office:value="0.04064821875" calcext:value-type="float">
            <text:p>0.04064821875</text:p>
          </table:table-cell>
          <table:table-cell table:formula="of:=[.D86]+[.E86]-0.0263197950537677" office:value-type="float" office:value="0.310521947342861" calcext:value-type="float">
            <text:p>0.310521947342861</text:p>
          </table:table-cell>
          <table:table-cell table:formula="of:=IF([.F86]&gt;0;IF([.F86]&gt;1; 1; [.F86]^(1/(1-[.$C86])));0)" office:value-type="float" office:value="0.0286450724423268" calcext:value-type="float">
            <text:p>0.0286450724423268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1" office:value-type="float" office:value="0.0000300438" calcext:value-type="float">
            <text:p>3.00E-05</text:p>
          </table:table-cell>
          <table:table-cell table:formula="of:=SQRT([.A87])" office:value-type="float" office:value="0.724568837309472" calcext:value-type="float">
            <text:p>0.724568837309472</text:p>
          </table:table-cell>
          <table:table-cell table:formula="of:=[.B87]^(1-[.$C87])" office:value-type="float" office:value="0.0568110431473738" calcext:value-type="float">
            <text:p>0.0568110431473738</text:p>
          </table:table-cell>
          <table:table-cell table:formula="of:=-[.$A87]^6+(1/4)*[.$A87]^5-3*[.$A87]^4+4*[.$A87]^3-3*[.$A87]^2+(7/8)*[.$A87]" office:value-type="float" office:value="0.0143150222167969" calcext:value-type="float">
            <text:p>0.0143150222167969</text:p>
          </table:table-cell>
          <table:table-cell table:formula="of:=[.D87]+[.E87]-0.0263197950537677" office:value-type="float" office:value="0.044806270310403" calcext:value-type="float">
            <text:p>0.044806270310403</text:p>
          </table:table-cell>
          <table:table-cell table:formula="of:=IF([.F87]&gt;0;IF([.F87]&gt;1; 1; [.F87]^(1/(1-[.$C87])));0)" office:value-type="float" office:value="0.000012689793468233" calcext:value-type="float">
            <text:p>1.2689793468233E-05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48213" calcext:value-type="float">
            <text:p>0.0148213</text:p>
          </table:table-cell>
          <table:table-cell table:formula="of:=SQRT([.A88])" office:value-type="float" office:value="0.707106781186548" calcext:value-type="float">
            <text:p>0.707106781186548</text:p>
          </table:table-cell>
          <table:table-cell table:formula="of:=[.B88]^(1-[.$C88])" office:value-type="float" office:value="0.291249373771962" calcext:value-type="float">
            <text:p>0.291249373771962</text:p>
          </table:table-cell>
          <table:table-cell table:formula="of:=-[.$A88]^6+(1/4)*[.$A88]^5-3*[.$A88]^4+4*[.$A88]^3-3*[.$A88]^2+(7/8)*[.$A88]" office:value-type="float" office:value="0.0234375" calcext:value-type="float">
            <text:p>0.0234375</text:p>
          </table:table-cell>
          <table:table-cell table:formula="of:=[.D88]+[.E88]-0.0263197950537677" office:value-type="float" office:value="0.288367078718195" calcext:value-type="float">
            <text:p>0.288367078718195</text:p>
          </table:table-cell>
          <table:table-cell table:formula="of:=IF([.F88]&gt;0;IF([.F88]&gt;1; 1; [.F88]^(1/(1-[.$C88])));0)" office:value-type="float" office:value="0.0143264704703668" calcext:value-type="float">
            <text:p>0.0143264704703668</text:p>
          </table:table-cell>
          <table:table-cell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165203" calcext:value-type="float">
            <text:p>0.00165203</text:p>
          </table:table-cell>
          <table:table-cell table:formula="of:=SQRT([.A89])" office:value-type="float" office:value="0.612372435695794" calcext:value-type="float">
            <text:p>0.612372435695794</text:p>
          </table:table-cell>
          <table:table-cell table:formula="of:=[.B89]^(1-[.$C89])" office:value-type="float" office:value="0.0834885783889787" calcext:value-type="float">
            <text:p>0.0834885783889787</text:p>
          </table:table-cell>
          <table:table-cell table:formula="of:=-[.$A89]^6+(1/4)*[.$A89]^5-3*[.$A89]^4+4*[.$A89]^3-3*[.$A89]^2+(7/8)*[.$A89]" office:value-type="float" office:value="0.0624961853027344" calcext:value-type="float">
            <text:p>0.0624961853027344</text:p>
          </table:table-cell>
          <table:table-cell table:formula="of:=[.D89]+[.E89]-0.0263197950537677" office:value-type="float" office:value="0.119664968637945" calcext:value-type="float">
            <text:p>0.119664968637945</text:p>
          </table:table-cell>
          <table:table-cell table:formula="of:=IF([.F89]&gt;0;IF([.F89]&gt;1; 1; [.F89]^(1/(1-[.$C89])));0)" office:value-type="float" office:value="0.00418160619422457" calcext:value-type="float">
            <text:p>0.00418160619422457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98941" calcext:value-type="float">
            <text:p>0.0198941</text:p>
          </table:table-cell>
          <table:table-cell table:formula="of:=SQRT([.A90])" office:value-type="float" office:value="0.670820393249937" calcext:value-type="float">
            <text:p>0.670820393249937</text:p>
          </table:table-cell>
          <table:table-cell table:formula="of:=[.B90]^(1-[.$C90])" office:value-type="float" office:value="0.275406846854864" calcext:value-type="float">
            <text:p>0.275406846854864</text:p>
          </table:table-cell>
          <table:table-cell table:formula="of:=-[.$A90]^6+(1/4)*[.$A90]^5-3*[.$A90]^4+4*[.$A90]^3-3*[.$A90]^2+(7/8)*[.$A90]" office:value-type="float" office:value="0.04064821875" calcext:value-type="float">
            <text:p>0.04064821875</text:p>
          </table:table-cell>
          <table:table-cell table:formula="of:=[.D90]+[.E90]-0.0263197950537677" office:value-type="float" office:value="0.289735270551096" calcext:value-type="float">
            <text:p>0.289735270551096</text:p>
          </table:table-cell>
          <table:table-cell table:formula="of:=IF([.F90]&gt;0;IF([.F90]&gt;1; 1; [.F90]^(1/(1-[.$C90])));0)" office:value-type="float" office:value="0.0232080163482438" calcext:value-type="float">
            <text:p>0.0232080163482438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187343" calcext:value-type="float">
            <text:p>0.000187343</text:p>
          </table:table-cell>
          <table:table-cell table:formula="of:=SQRT([.A91])" office:value-type="float" office:value="0.670820393249937" calcext:value-type="float">
            <text:p>0.670820393249937</text:p>
          </table:table-cell>
          <table:table-cell table:formula="of:=[.B91]^(1-[.$C91])" office:value-type="float" office:value="0.059296391947023" calcext:value-type="float">
            <text:p>0.059296391947023</text:p>
          </table:table-cell>
          <table:table-cell table:formula="of:=-[.$A91]^6+(1/4)*[.$A91]^5-3*[.$A91]^4+4*[.$A91]^3-3*[.$A91]^2+(7/8)*[.$A91]" office:value-type="float" office:value="0.04064821875" calcext:value-type="float">
            <text:p>0.04064821875</text:p>
          </table:table-cell>
          <table:table-cell table:formula="of:=[.D91]+[.E91]-0.0263197950537677" office:value-type="float" office:value="0.0736248156432553" calcext:value-type="float">
            <text:p>0.0736248156432553</text:p>
          </table:table-cell>
          <table:table-cell table:formula="of:=IF([.F91]&gt;0;IF([.F91]&gt;1; 1; [.F91]^(1/(1-[.$C91])));0)" office:value-type="float" office:value="0.000361562655770797" calcext:value-type="float">
            <text:p>0.000361562655770797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212507" calcext:value-type="float">
            <text:p>2.13E-06</text:p>
          </table:table-cell>
          <table:table-cell table:formula="of:=SQRT([.A92])" office:value-type="float" office:value="0.774596669241483" calcext:value-type="float">
            <text:p>0.774596669241483</text:p>
          </table:table-cell>
          <table:table-cell table:formula="of:=[.B92]^(1-[.$C92])" office:value-type="float" office:value="0.0526466854879746" calcext:value-type="float">
            <text:p>0.0526466854879746</text:p>
          </table:table-cell>
          <table:table-cell table:formula="of:=-[.$A92]^6+(1/4)*[.$A92]^5-3*[.$A92]^4+4*[.$A92]^3-3*[.$A92]^2+(7/8)*[.$A92]" office:value-type="float" office:value="-0.0137040000000002" calcext:value-type="float">
            <text:p>-0.0137040000000002</text:p>
          </table:table-cell>
          <table:table-cell table:formula="of:=[.D92]+[.E92]-0.0263197950537677" office:value-type="float" office:value="0.0126228904342067" calcext:value-type="float">
            <text:p>0.0126228904342067</text:p>
          </table:table-cell>
          <table:table-cell table:formula="of:=IF([.F92]&gt;0;IF([.F92]&gt;1; 1; [.F92]^(1/(1-[.$C92])));0)" office:value-type="float" office:value="0.00000000376536328399" calcext:value-type="float">
            <text:p>3.76536328399472E-09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814839" calcext:value-type="float">
            <text:p>8.15E-05</text:p>
          </table:table-cell>
          <table:table-cell table:formula="of:=SQRT([.A93])" office:value-type="float" office:value="0.741619848709566" calcext:value-type="float">
            <text:p>0.741619848709566</text:p>
          </table:table-cell>
          <table:table-cell table:formula="of:=[.B93]^(1-[.$C93])" office:value-type="float" office:value="0.087801536280719" calcext:value-type="float">
            <text:p>0.087801536280719</text:p>
          </table:table-cell>
          <table:table-cell table:formula="of:=-[.$A93]^6+(1/4)*[.$A93]^5-3*[.$A93]^4+4*[.$A93]^3-3*[.$A93]^2+(7/8)*[.$A93]" office:value-type="float" office:value="0.004994" calcext:value-type="float">
            <text:p>0.004994</text:p>
          </table:table-cell>
          <table:table-cell table:formula="of:=[.D93]+[.E93]-0.0263197950537677" office:value-type="float" office:value="0.0664757412269513" calcext:value-type="float">
            <text:p>0.0664757412269513</text:p>
          </table:table-cell>
          <table:table-cell table:formula="of:=IF([.F93]&gt;0;IF([.F93]&gt;1; 1; [.F93]^(1/(1-[.$C93])));0)" office:value-type="float" office:value="0.000027758307282807" calcext:value-type="float">
            <text:p>2.7758307282807E-05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28567" calcext:value-type="float">
            <text:p>0.00028567</text:p>
          </table:table-cell>
          <table:table-cell table:formula="of:=SQRT([.A94])" office:value-type="float" office:value="0.670820393249937" calcext:value-type="float">
            <text:p>0.670820393249937</text:p>
          </table:table-cell>
          <table:table-cell table:formula="of:=[.B94]^(1-[.$C94])" office:value-type="float" office:value="0.0681307099061357" calcext:value-type="float">
            <text:p>0.0681307099061357</text:p>
          </table:table-cell>
          <table:table-cell table:formula="of:=-[.$A94]^6+(1/4)*[.$A94]^5-3*[.$A94]^4+4*[.$A94]^3-3*[.$A94]^2+(7/8)*[.$A94]" office:value-type="float" office:value="0.04064821875" calcext:value-type="float">
            <text:p>0.04064821875</text:p>
          </table:table-cell>
          <table:table-cell table:formula="of:=[.D94]+[.E94]-0.0263197950537677" office:value-type="float" office:value="0.082459133602368" calcext:value-type="float">
            <text:p>0.082459133602368</text:p>
          </table:table-cell>
          <table:table-cell table:formula="of:=IF([.F94]&gt;0;IF([.F94]&gt;1; 1; [.F94]^(1/(1-[.$C94])));0)" office:value-type="float" office:value="0.000510141010798738" calcext:value-type="float">
            <text:p>0.000510141010798738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789196" calcext:value-type="float">
            <text:p>0.0789196</text:p>
          </table:table-cell>
          <table:table-cell table:formula="of:=SQRT([.A95])" office:value-type="float" office:value="0.591607978309962" calcext:value-type="float">
            <text:p>0.591607978309962</text:p>
          </table:table-cell>
          <table:table-cell table:formula="of:=[.B95]^(1-[.$C95])" office:value-type="float" office:value="0.354502336316863" calcext:value-type="float">
            <text:p>0.354502336316863</text:p>
          </table:table-cell>
          <table:table-cell table:formula="of:=-[.$A95]^6+(1/4)*[.$A95]^5-3*[.$A95]^4+4*[.$A95]^3-3*[.$A95]^2+(7/8)*[.$A95]" office:value-type="float" office:value="0.0683825625" calcext:value-type="float">
            <text:p>0.0683825625</text:p>
          </table:table-cell>
          <table:table-cell table:formula="of:=[.D95]+[.E95]-0.0263197950537677" office:value-type="float" office:value="0.396565103763095" calcext:value-type="float">
            <text:p>0.396565103763095</text:p>
          </table:table-cell>
          <table:table-cell table:formula="of:=IF([.F95]&gt;0;IF([.F95]&gt;1; 1; [.F95]^(1/(1-[.$C95])));0)" office:value-type="float" office:value="0.103853649579172" calcext:value-type="float">
            <text:p>0.103853649579172</text:p>
          </table:table-cell>
          <table:table-cell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0727599" calcext:value-type="float">
            <text:p>0.000727599</text:p>
          </table:table-cell>
          <table:table-cell table:formula="of:=SQRT([.A96])" office:value-type="float" office:value="0.570087712549569" calcext:value-type="float">
            <text:p>0.570087712549569</text:p>
          </table:table-cell>
          <table:table-cell table:formula="of:=[.B96]^(1-[.$C96])" office:value-type="float" office:value="0.0447598736230485" calcext:value-type="float">
            <text:p>0.0447598736230485</text:p>
          </table:table-cell>
          <table:table-cell table:formula="of:=-[.$A96]^6+(1/4)*[.$A96]^5-3*[.$A96]^4+4*[.$A96]^3-3*[.$A96]^2+(7/8)*[.$A96]" office:value-type="float" office:value="0.0734274753417968" calcext:value-type="float">
            <text:p>0.0734274753417968</text:p>
          </table:table-cell>
          <table:table-cell table:formula="of:=[.D96]+[.E96]-0.0263197950537677" office:value-type="float" office:value="0.0918675539110776" calcext:value-type="float">
            <text:p>0.0918675539110776</text:p>
          </table:table-cell>
          <table:table-cell table:formula="of:=IF([.F96]&gt;0;IF([.F96]&gt;1; 1; [.F96]^(1/(1-[.$C96])));0)" office:value-type="float" office:value="0.00387487091293207" calcext:value-type="float">
            <text:p>0.00387487091293207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387327" calcext:value-type="float">
            <text:p>0.00387327</text:p>
          </table:table-cell>
          <table:table-cell table:formula="of:=SQRT([.A97])" office:value-type="float" office:value="0.741619848709566" calcext:value-type="float">
            <text:p>0.741619848709566</text:p>
          </table:table-cell>
          <table:table-cell table:formula="of:=[.B97]^(1-[.$C97])" office:value-type="float" office:value="0.238126193564767" calcext:value-type="float">
            <text:p>0.238126193564767</text:p>
          </table:table-cell>
          <table:table-cell table:formula="of:=-[.$A97]^6+(1/4)*[.$A97]^5-3*[.$A97]^4+4*[.$A97]^3-3*[.$A97]^2+(7/8)*[.$A97]" office:value-type="float" office:value="0.004994" calcext:value-type="float">
            <text:p>0.004994</text:p>
          </table:table-cell>
          <table:table-cell table:formula="of:=[.D97]+[.E97]-0.0263197950537677" office:value-type="float" office:value="0.216800398510999" calcext:value-type="float">
            <text:p>0.216800398510999</text:p>
          </table:table-cell>
          <table:table-cell table:formula="of:=IF([.F97]&gt;0;IF([.F97]&gt;1; 1; [.F97]^(1/(1-[.$C97])));0)" office:value-type="float" office:value="0.00269386400488324" calcext:value-type="float">
            <text:p>0.00269386400488324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936886" calcext:value-type="float">
            <text:p>0.0936886</text:p>
          </table:table-cell>
          <table:table-cell table:formula="of:=SQRT([.A98])" office:value-type="float" office:value="0.670820393249937" calcext:value-type="float">
            <text:p>0.670820393249937</text:p>
          </table:table-cell>
          <table:table-cell table:formula="of:=[.B98]^(1-[.$C98])" office:value-type="float" office:value="0.458669908259657" calcext:value-type="float">
            <text:p>0.458669908259657</text:p>
          </table:table-cell>
          <table:table-cell table:formula="of:=-[.$A98]^6+(1/4)*[.$A98]^5-3*[.$A98]^4+4*[.$A98]^3-3*[.$A98]^2+(7/8)*[.$A98]" office:value-type="float" office:value="0.04064821875" calcext:value-type="float">
            <text:p>0.04064821875</text:p>
          </table:table-cell>
          <table:table-cell table:formula="of:=[.D98]+[.E98]-0.0263197950537677" office:value-type="float" office:value="0.472998331955889" calcext:value-type="float">
            <text:p>0.472998331955889</text:p>
          </table:table-cell>
          <table:table-cell table:formula="of:=IF([.F98]&gt;0;IF([.F98]&gt;1; 1; [.F98]^(1/(1-[.$C98])));0)" office:value-type="float" office:value="0.102865692321001" calcext:value-type="float">
            <text:p>0.102865692321001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08851" calcext:value-type="float">
            <text:p>0.0108851</text:p>
          </table:table-cell>
          <table:table-cell table:formula="of:=SQRT([.A99])" office:value-type="float" office:value="0.741619848709566" calcext:value-type="float">
            <text:p>0.741619848709566</text:p>
          </table:table-cell>
          <table:table-cell table:formula="of:=[.B99]^(1-[.$C99])" office:value-type="float" office:value="0.310997189642451" calcext:value-type="float">
            <text:p>0.310997189642451</text:p>
          </table:table-cell>
          <table:table-cell table:formula="of:=-[.$A99]^6+(1/4)*[.$A99]^5-3*[.$A99]^4+4*[.$A99]^3-3*[.$A99]^2+(7/8)*[.$A99]" office:value-type="float" office:value="0.004994" calcext:value-type="float">
            <text:p>0.004994</text:p>
          </table:table-cell>
          <table:table-cell table:formula="of:=[.D99]+[.E99]-0.0263197950537677" office:value-type="float" office:value="0.289671394588683" calcext:value-type="float">
            <text:p>0.289671394588683</text:p>
          </table:table-cell>
          <table:table-cell table:formula="of:=IF([.F99]&gt;0;IF([.F99]&gt;1; 1; [.F99]^(1/(1-[.$C99])));0)" office:value-type="float" office:value="0.00826858890858286" calcext:value-type="float">
            <text:p>0.00826858890858286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87984" calcext:value-type="float">
            <text:p>0.0187984</text:p>
          </table:table-cell>
          <table:table-cell table:formula="of:=SQRT([.A100])" office:value-type="float" office:value="0.547722557505166" calcext:value-type="float">
            <text:p>0.547722557505166</text:p>
          </table:table-cell>
          <table:table-cell table:formula="of:=[.B100]^(1-[.$C100])" office:value-type="float" office:value="0.165738654362903" calcext:value-type="float">
            <text:p>0.165738654362903</text:p>
          </table:table-cell>
          <table:table-cell table:formula="of:=-[.$A100]^6+(1/4)*[.$A100]^5-3*[.$A100]^4+4*[.$A100]^3-3*[.$A100]^2+(7/8)*[.$A100]" office:value-type="float" office:value="0.0775365" calcext:value-type="float">
            <text:p>0.0775365</text:p>
          </table:table-cell>
          <table:table-cell table:formula="of:=[.D100]+[.E100]-0.0263197950537677" office:value-type="float" office:value="0.216955359309136" calcext:value-type="float">
            <text:p>0.216955359309136</text:p>
          </table:table-cell>
          <table:table-cell table:formula="of:=IF([.F100]&gt;0;IF([.F100]&gt;1; 1; [.F100]^(1/(1-[.$C100])));0)" office:value-type="float" office:value="0.0340952226369654" calcext:value-type="float">
            <text:p>0.0340952226369654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1" office:value-type="float" office:value="0.00000142118" calcext:value-type="float">
            <text:p>1.42E-06</text:p>
          </table:table-cell>
          <table:table-cell table:formula="of:=SQRT([.A101])" office:value-type="float" office:value="0.724568837309472" calcext:value-type="float">
            <text:p>0.724568837309472</text:p>
          </table:table-cell>
          <table:table-cell table:formula="of:=[.B101]^(1-[.$C101])" office:value-type="float" office:value="0.0245164361788445" calcext:value-type="float">
            <text:p>0.0245164361788445</text:p>
          </table:table-cell>
          <table:table-cell table:formula="of:=-[.$A101]^6+(1/4)*[.$A101]^5-3*[.$A101]^4+4*[.$A101]^3-3*[.$A101]^2+(7/8)*[.$A101]" office:value-type="float" office:value="0.0143150222167969" calcext:value-type="float">
            <text:p>0.0143150222167969</text:p>
          </table:table-cell>
          <table:table-cell table:formula="of:=[.D101]+[.E101]-0.0263197950537677" office:value-type="float" office:value="0.0125116633418738" calcext:value-type="float">
            <text:p>0.0125116633418738</text:p>
          </table:table-cell>
          <table:table-cell table:formula="of:=IF([.F101]&gt;0;IF([.F101]&gt;1; 1; [.F101]^(1/(1-[.$C101])));0)" office:value-type="float" office:value="0.00000012358805011488" calcext:value-type="float">
            <text:p>1.23588050114882E-07</text:p>
          </table:table-cell>
          <table:table-cell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52:.B101])" office:value-type="float" office:value="0.025869957402375" calcext:value-type="float">
            <text:p>0.025869957402375</text:p>
          </table:table-cell>
          <table:table-cell table:formula="of:=AVERAGE([.C52:.C101])" office:value-type="float" office:value="0.676919626636451" calcext:value-type="float">
            <text:p>0.676919626636451</text:p>
          </table:table-cell>
          <table:table-cell table:formula="of:=AVERAGE([.D52:.D101])" office:value-type="float" office:value="0.2357773888261" calcext:value-type="float">
            <text:p>0.2357773888261</text:p>
          </table:table-cell>
          <table:table-cell table:formula="of:=AVERAGE([.E52:.E101])" office:value-type="float" office:value="0.0328074738769531" calcext:value-type="float">
            <text:p>0.0328074738769531</text:p>
          </table:table-cell>
          <table:table-cell table:formula="of:=AVERAGE([.F52:.F101])" office:value-type="float" office:value="0.242265067649286" calcext:value-type="float">
            <text:p>0.242265067649286</text:p>
          </table:table-cell>
          <table:table-cell table:formula="of:=AVERAGE([.G52:.G101])" office:value-type="float" office:value="0.031706238340902" calcext:value-type="float">
            <text:p>0.0317062383409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6:27:49.691413996</meta:creation-date>
    <dc:date>2023-03-27T09:02:10.026045707</dc:date>
    <meta:editing-duration>PT1H8M45S</meta:editing-duration>
    <meta:editing-cycles>7</meta:editing-cycles>
    <meta:generator>LibreOffice/7.3.7.2$Linux_X86_64 LibreOffice_project/30$Build-2</meta:generator>
    <meta:document-statistic meta:table-count="1" meta:cell-count="714" meta:object-count="0"/>
  </office:meta>
</office:document-meta>
</file>